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2" svg:font-family="OpenSymbol"/>
    <style:font-face style:name="Tahoma" svg:font-family="Tahom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2.708cm" style:rel-column-width="19390*"/>
    </style:style>
    <style:style style:name="Tableau1.B" style:family="table-column">
      <style:table-column-properties style:column-width="3.794cm" style:rel-column-width="27171*"/>
    </style:style>
    <style:style style:name="Tableau1.C" style:family="table-column">
      <style:table-column-properties style:column-width="2.649cm" style:rel-column-width="18974*"/>
    </style:style>
    <style:style style:name="Tableau1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style:vertical-align="middle" fo:background-color="#add9e0" fo:padding="0.097cm" fo:border="0.5pt solid #000000">
        <style:background-image/>
      </style:table-cell-properties>
    </style:style>
    <style:style style:name="Tableau1.2" style:family="table-row">
      <style:table-row-properties style:row-height="0.7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5" style:family="table-row">
      <style:table-row-properties style:row-height="0.764cm"/>
    </style:style>
    <style:style style:name="Tableau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aae15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_5f_En-tête">
      <style:text-properties officeooo:paragraph-rsid="0038e5c9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_5f_Paragraphe_20_livret_20_réponse_20_élève">
      <style:text-properties officeooo:paragraph-rsid="002bd104"/>
    </style:style>
    <style:style style:name="P28" style:family="paragraph" style:parent-style-name="_5f_Paragraphe_20_livret_20_">
      <style:text-properties officeooo:paragraph-rsid="0038e5c9"/>
    </style:style>
    <style:style style:name="P29" style:family="paragraph" style:parent-style-name="_5f_Paragraphe_20_livret_20_">
      <style:text-properties officeooo:paragraph-rsid="00520e20"/>
    </style:style>
    <style:style style:name="P30" style:family="paragraph" style:parent-style-name="_5f_Paragraphe_20_livret_20_">
      <style:paragraph-properties fo:margin-top="0cm" fo:margin-bottom="0cm" loext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3abe75"/>
    </style:style>
    <style:style style:name="P31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32" style:family="paragraph" style:parent-style-name="FILET_5f_POINTILLES">
      <style:paragraph-properties fo:margin-top="0cm" fo:margin-bottom="0cm" loext:contextual-spacing="false" style:line-height-at-least="0.706cm">
        <style:tab-stops>
          <style:tab-stop style:position="9.2cm" style:type="right" style:leader-style="dotted" style:leader-text="."/>
        </style:tab-stops>
      </style:paragraph-properties>
      <style:text-properties officeooo:paragraph-rsid="005ba870"/>
    </style:style>
    <style:style style:name="P33" style:family="paragraph" style:parent-style-name="_5f_Paragraphe_20_livret_20_">
      <style:paragraph-properties fo:margin-top="0cm" fo:margin-bottom="0.101cm" loext:contextual-spacing="false"/>
      <style:text-properties officeooo:paragraph-rsid="0038e5c9"/>
    </style:style>
    <style:style style:name="P34" style:family="paragraph" style:parent-style-name="_5f_Paragraphe_20_livret_20_">
      <style:paragraph-properties fo:margin-top="0cm" fo:margin-bottom="0.101cm" loext:contextual-spacing="false"/>
      <style:text-properties officeooo:paragraph-rsid="002bd104"/>
    </style:style>
    <style:style style:name="P35" style:family="paragraph" style:parent-style-name="Standard">
      <style:paragraph-properties fo:margin-top="0cm" fo:margin-bottom="0.199cm" loext:contextual-spacing="false" fo:text-align="center" style:justify-single-word="false" style:shadow="none"/>
      <style:text-properties fo:color="#000000" style:font-name="Bitstream Vera Sans6" fo:font-size="10pt" fo:font-style="normal" fo:font-weight="bold" officeooo:paragraph-rsid="0038e5c9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6" style:family="paragraph" style:parent-style-name="Exo_5f_Num" style:list-style-name="Num_5f_Exo">
      <style:text-properties officeooo:paragraph-rsid="003d191d"/>
    </style:style>
    <style:style style:name="P37" style:family="paragraph" style:parent-style-name="Exo_5f_Num">
      <style:paragraph-properties fo:margin-top="0cm" fo:margin-bottom="0.101cm" loext:contextual-spacing="false" fo:break-before="column"/>
    </style:style>
    <style:style style:name="P38" style:family="paragraph" style:parent-style-name="Exo_5f_Num" style:list-style-name="Num_5f_Exo">
      <style:paragraph-properties fo:margin-top="0cm" fo:margin-bottom="0.101cm" loext:contextual-spacing="false"/>
      <style:text-properties officeooo:paragraph-rsid="005397a2"/>
    </style:style>
    <style:style style:name="P39" style:family="paragraph" style:parent-style-name="Exo_5f_Num" style:list-style-name="Num_5f_Exo">
      <style:paragraph-properties fo:margin-top="0cm" fo:margin-bottom="0.101cm" loext:contextual-spacing="false"/>
      <style:text-properties officeooo:rsid="00576c1e" officeooo:paragraph-rsid="005a69d6"/>
    </style:style>
    <style:style style:name="P40" style:family="paragraph" style:parent-style-name="Exo_5f_Num" style:list-style-name="Num_5f_Exo">
      <style:paragraph-properties fo:margin-top="0.4cm" fo:margin-bottom="0.101cm" loext:contextual-spacing="false"/>
      <style:text-properties officeooo:paragraph-rsid="00520e20"/>
    </style:style>
    <style:style style:name="P41" style:family="paragraph" style:parent-style-name="Exo_5f_Num" style:list-style-name="Num_5f_Exo">
      <style:paragraph-properties fo:margin-top="0.4cm" fo:margin-bottom="0.101cm" loext:contextual-spacing="false"/>
      <style:text-properties officeooo:paragraph-rsid="005397a2"/>
    </style:style>
    <style:style style:name="P42" style:family="paragraph" style:parent-style-name="Exo_5f_Num">
      <style:paragraph-properties fo:margin-top="0.4cm" fo:margin-bottom="0.101cm" loext:contextual-spacing="false"/>
      <style:text-properties officeooo:paragraph-rsid="005249d3"/>
    </style:style>
    <style:style style:name="P43" style:family="paragraph" style:parent-style-name="Exo_5f_Num" style:list-style-name="">
      <style:paragraph-properties fo:margin-top="0.4cm" fo:margin-bottom="0.101cm" loext:contextual-spacing="false"/>
      <style:text-properties officeooo:paragraph-rsid="005249d3"/>
    </style:style>
    <style:style style:name="P44" style:family="paragraph" style:parent-style-name="Exo_5f_Num">
      <style:paragraph-properties fo:margin-top="0.4cm" fo:margin-bottom="0.101cm" loext:contextual-spacing="false"/>
      <style:text-properties officeooo:paragraph-rsid="006d0a28"/>
    </style:style>
    <style:style style:name="P45" style:family="paragraph" style:parent-style-name="Exo_5f_Num">
      <style:paragraph-properties fo:margin-top="0.54cm" fo:margin-bottom="0.101cm" loext:contextual-spacing="false"/>
      <style:text-properties officeooo:paragraph-rsid="00520e20"/>
    </style:style>
    <style:style style:name="P46" style:family="paragraph" style:parent-style-name="Exo_5f_Num">
      <style:paragraph-properties fo:margin-top="0.101cm" fo:margin-bottom="0.101cm" loext:contextual-spacing="false"/>
      <style:text-properties officeooo:paragraph-rsid="005249d3"/>
    </style:style>
    <style:style style:name="P47" style:family="paragraph" style:parent-style-name="Exo_5f_Num" style:list-style-name="">
      <style:paragraph-properties fo:margin-top="0.101cm" fo:margin-bottom="0.101cm" loext:contextual-spacing="false"/>
      <style:text-properties officeooo:paragraph-rsid="005249d3"/>
    </style:style>
    <style:style style:name="P48" style:family="paragraph" style:parent-style-name="Exo_5f_Num" style:list-style-name="">
      <style:paragraph-properties fo:margin-top="0.101cm" fo:margin-bottom="0.101cm" loext:contextual-spacing="false"/>
      <style:text-properties officeooo:paragraph-rsid="0058281a"/>
    </style:style>
    <style:style style:name="P49" style:family="paragraph" style:parent-style-name="Exo_5f_Num" style:list-style-name="Num_5f_Exo">
      <style:paragraph-properties fo:margin-top="0.101cm" fo:margin-bottom="0.101cm" loext:contextual-spacing="false"/>
      <style:text-properties officeooo:paragraph-rsid="005397a2"/>
    </style:style>
    <style:style style:name="P50" style:family="paragraph" style:parent-style-name="Exo_5f_Num" style:list-style-name="Num_5f_Exo">
      <style:paragraph-properties fo:margin-top="0.101cm" fo:margin-bottom="0.101cm" loext:contextual-spacing="false"/>
      <style:text-properties officeooo:rsid="0058281a" officeooo:paragraph-rsid="006573ed"/>
    </style:style>
    <style:style style:name="P51" style:family="paragraph" style:parent-style-name="Exo_5f_Num" style:list-style-name="">
      <style:paragraph-properties fo:margin-top="0.101cm" fo:margin-bottom="0.101cm" loext:contextual-spacing="false" fo:text-align="justify" style:justify-single-word="false"/>
      <style:text-properties officeooo:paragraph-rsid="005fddb1"/>
    </style:style>
    <style:style style:name="P52" style:family="paragraph" style:parent-style-name="Exo_5f_Num" style:list-style-name="">
      <style:paragraph-properties fo:margin-top="0.101cm" fo:margin-bottom="0.101cm" loext:contextual-spacing="false"/>
      <style:text-properties officeooo:rsid="00599a0b" officeooo:paragraph-rsid="00599a0b"/>
    </style:style>
    <style:style style:name="P53" style:family="paragraph" style:parent-style-name="Exo_5f_Num">
      <style:paragraph-properties fo:margin-top="0.101cm" fo:margin-bottom="0cm" loext:contextual-spacing="false" fo:text-align="start" style:justify-single-word="false"/>
      <style:text-properties officeooo:paragraph-rsid="0058281a"/>
    </style:style>
    <style:style style:name="P54" style:family="paragraph" style:parent-style-name="Exo_5f_Num">
      <style:paragraph-properties fo:margin-top="0.6cm" fo:margin-bottom="0.101cm" loext:contextual-spacing="false"/>
    </style:style>
    <style:style style:name="P55" style:family="paragraph" style:parent-style-name="Exo_5f_Num" style:list-style-name="Num_5f_Exo">
      <style:paragraph-properties fo:margin-top="0.6cm" fo:margin-bottom="0.101cm" loext:contextual-spacing="false"/>
      <style:text-properties officeooo:paragraph-rsid="006573ed"/>
    </style:style>
    <style:style style:name="P56" style:family="paragraph" style:parent-style-name="Exo_5f_Num" style:list-style-name="Num_5f_Exo">
      <style:paragraph-properties fo:margin-top="0.7cm" fo:margin-bottom="0.101cm" loext:contextual-spacing="false"/>
      <style:text-properties officeooo:rsid="00576c1e"/>
    </style:style>
    <style:style style:name="P57" style:family="paragraph" style:parent-style-name="Exo_5f_Num" style:list-style-name="Num_5f_Exo">
      <style:paragraph-properties fo:margin-top="0.67cm" fo:margin-bottom="0.101cm" loext:contextual-spacing="false"/>
    </style:style>
    <style:style style:name="P58" style:family="paragraph" style:parent-style-name="Exo_5f_Num">
      <style:paragraph-properties fo:margin-top="0cm" fo:margin-bottom="0cm" loext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fo:font-size="2pt" officeooo:paragraph-rsid="005da3e4" style:font-size-asian="1.75pt" style:font-size-complex="2pt"/>
    </style:style>
    <style:style style:name="P59" style:family="paragraph" style:parent-style-name="Exo_5f_Num">
      <style:paragraph-properties fo:margin-top="0.15cm" fo:margin-bottom="0.101cm" loext:contextual-spacing="false"/>
      <style:text-properties officeooo:paragraph-rsid="00520e20"/>
    </style:style>
    <style:style style:name="P60" style:family="paragraph" style:parent-style-name="FILET_5f_POINTILLES" style:list-style-name="_5f_Numérotation_20_des_20_exercices_20_livrets">
      <style:text-properties officeooo:paragraph-rsid="003abe75"/>
    </style:style>
    <style:style style:name="P61" style:family="paragraph" style:parent-style-name="FILET_5f_POINTILLES" style:list-style-name="_5f_Numérotation_20_des_20_exercices_20_livrets">
      <style:paragraph-properties fo:margin-top="0.499cm" fo:margin-bottom="0cm" loext:contextual-spacing="false"/>
      <style:text-properties officeooo:paragraph-rsid="003abe75"/>
    </style:style>
    <style:style style:name="P62" style:family="paragraph" style:parent-style-name="FILET_5f_POINTILLES" style:list-style-name="Num_5f_Exo">
      <style:paragraph-properties fo:margin-top="0cm" fo:margin-bottom="0cm" loext:contextual-spacing="false" style:line-height-at-least="0.706cm">
        <style:tab-stops>
          <style:tab-stop style:position="9.2cm" style:type="right" style:leader-style="dotted" style:leader-text="."/>
        </style:tab-stops>
      </style:paragraph-properties>
      <style:text-properties officeooo:paragraph-rsid="00581821"/>
    </style:style>
    <style:style style:name="P63" style:family="paragraph" style:parent-style-name="FILET_5f_POINTILLES" style:list-style-name="Num_5f_Exo">
      <style:paragraph-properties fo:margin-top="0cm" fo:margin-bottom="0cm" loext:contextual-spacing="false" style:line-height-at-least="0.706cm">
        <style:tab-stops>
          <style:tab-stop style:position="9.2cm" style:type="right" style:leader-style="dotted" style:leader-text="."/>
        </style:tab-stops>
      </style:paragraph-properties>
      <style:text-properties officeooo:paragraph-rsid="005a69d6"/>
    </style:style>
    <style:style style:name="P64" style:family="paragraph" style:parent-style-name="FILET_5f_POINTILLES" style:list-style-name="_5f_Numérotation_20_des_20_exercices_20_livrets">
      <style:paragraph-properties fo:margin-top="0cm" fo:margin-bottom="0cm" loext:contextual-spacing="false" style:line-height-at-least="0.706cm">
        <style:tab-stops>
          <style:tab-stop style:position="9.2cm" style:type="right" style:leader-style="dotted" style:leader-text="."/>
        </style:tab-stops>
      </style:paragraph-properties>
      <style:text-properties officeooo:paragraph-rsid="00576c1e"/>
    </style:style>
    <style:style style:name="P65" style:family="paragraph" style:parent-style-name="FILET_5f_POINTILLES" style:list-style-name="_5f_Numérotation_20_des_20_exercices_20_livrets">
      <style:paragraph-properties fo:margin-top="0cm" fo:margin-bottom="0cm" loext:contextual-spacing="false" style:line-height-at-least="0.706cm">
        <style:tab-stops>
          <style:tab-stop style:position="9.2cm" style:type="right" style:leader-style="dotted" style:leader-text="."/>
        </style:tab-stops>
      </style:paragraph-properties>
      <style:text-properties officeooo:paragraph-rsid="005ba870"/>
    </style:style>
    <style:style style:name="P66" style:family="paragraph" style:parent-style-name="FILET_5f_POINTILLES" style:list-style-name="_5f_Numérotation_20_des_20_exercices_20_livrets">
      <style:paragraph-properties fo:margin-top="0cm" fo:margin-bottom="0cm" loext:contextual-spacing="false" style:line-height-at-least="0.706cm">
        <style:tab-stops>
          <style:tab-stop style:position="9.2cm" style:type="right" style:leader-style="dotted" style:leader-text="."/>
        </style:tab-stops>
      </style:paragraph-properties>
      <style:text-properties officeooo:paragraph-rsid="005da3e4"/>
    </style:style>
    <style:style style:name="P67" style:family="paragraph" style:parent-style-name="FILET_5f_POINTILLES" style:list-style-name="_5f_Numérotation_20_des_20_exercices_20_livrets">
      <style:paragraph-properties fo:margin-top="0cm" fo:margin-bottom="0cm" loext:contextual-spacing="false" style:line-height-at-least="0.706cm">
        <style:tab-stops>
          <style:tab-stop style:position="9.2cm" style:type="right" style:leader-style="dotted" style:leader-text="."/>
        </style:tab-stops>
      </style:paragraph-properties>
      <style:text-properties officeooo:paragraph-rsid="005f5701"/>
    </style:style>
    <style:style style:name="P68" style:family="paragraph" style:parent-style-name="FILET_5f_POINTILLES" style:list-style-name="_5f_Numérotation_20_des_20_exercices_20_livrets">
      <style:paragraph-properties fo:margin-top="0cm" fo:margin-bottom="0cm" loext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5ba870"/>
    </style:style>
    <style:style style:name="P69" style:family="paragraph" style:parent-style-name="FILET_5f_POINTILLES" style:list-style-name="_5f_Numérotation_20_des_20_exercices_20_livrets">
      <style:paragraph-properties fo:margin-top="0.101cm" fo:margin-bottom="0cm" loext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5da3e4"/>
    </style:style>
    <style:style style:name="P70" style:family="paragraph" style:parent-style-name="FILET_5f_POINTILLES" style:list-style-name="_5f_Numérotation_20_des_20_exercices_20_livrets">
      <style:paragraph-properties fo:margin-top="0.3cm" fo:margin-bottom="0cm" loext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5da3e4"/>
    </style:style>
    <style:style style:name="P71" style:family="paragraph" style:parent-style-name="FILET_5f_POINTILLES" style:list-style-name="_5f_Numérotation_20_des_20_exercices_20_livrets">
      <style:paragraph-properties fo:margin-top="0.3cm" fo:margin-bottom="0cm" loext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66cb80"/>
    </style:style>
    <style:style style:name="P72" style:family="paragraph" style:parent-style-name="FILET_5f_POINTILLES" style:list-style-name="_5f_Numérotation_20_des_20_exercices_20_livrets">
      <style:paragraph-properties fo:margin-top="0.199cm" fo:margin-bottom="0cm" loext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5f5701"/>
    </style:style>
    <style:style style:name="P73" style:family="paragraph" style:parent-style-name="Table_20_Contents" style:list-style-name="_5f_Numérotation_20_des_20_exercices_20_livrets">
      <style:paragraph-properties fo:margin-top="0cm" fo:margin-bottom="0cm" loext:contextual-spacing="false" fo:text-align="center" style:justify-single-word="false"/>
      <style:text-properties style:font-name="Bitstream Vera Sans5" fo:font-size="9pt" fo:font-weight="bold" officeooo:rsid="004be285" officeooo:paragraph-rsid="005ed8da" style:font-size-asian="9pt" style:font-weight-asian="bold" style:font-size-complex="9pt" style:font-weight-complex="bold"/>
    </style:style>
    <style:style style:name="P74" style:family="paragraph" style:parent-style-name="Table_20_Contents" style:list-style-name="_5f_Numérotation_20_des_20_exercices_20_livrets">
      <style:paragraph-properties fo:margin-top="0cm" fo:margin-bottom="0cm" loext:contextual-spacing="false" fo:text-align="center" style:justify-single-word="false"/>
      <style:text-properties style:font-name="Bitstream Vera Sans5" fo:font-size="9pt" fo:font-weight="bold" officeooo:rsid="004be285" officeooo:paragraph-rsid="0066cb80" style:font-size-asian="9pt" style:font-weight-asian="bold" style:font-size-complex="9pt" style:font-weight-complex="bold"/>
    </style:style>
    <style:style style:name="P75" style:family="paragraph" style:parent-style-name="Table_20_Contents" style:list-style-name="_5f_Numérotation_20_des_20_exercices_20_livrets">
      <style:paragraph-properties fo:margin-top="0cm" fo:margin-bottom="0cm" loext:contextual-spacing="false" fo:text-align="center" style:justify-single-word="false"/>
      <style:text-properties style:font-name="Bitstream Vera Sans5" fo:font-size="9pt" officeooo:paragraph-rsid="005da3e4" style:font-size-asian="9pt" style:font-size-complex="9pt"/>
    </style:style>
    <style:style style:name="P76" style:family="paragraph" style:parent-style-name="Table_20_Contents" style:list-style-name="_5f_Numérotation_20_des_20_exercices_20_livrets">
      <style:paragraph-properties fo:margin-top="0cm" fo:margin-bottom="0cm" loext:contextual-spacing="false" fo:text-align="center" style:justify-single-word="false"/>
      <style:text-properties style:font-name="Bitstream Vera Sans5" fo:font-size="9pt" officeooo:rsid="005f5701" officeooo:paragraph-rsid="005f5701" style:font-size-asian="9pt" style:font-size-complex="9pt"/>
    </style:style>
    <style:style style:name="P77" style:family="paragraph" style:parent-style-name="Table_20_Contents" style:list-style-name="_5f_Numérotation_20_des_20_exercices_20_livrets">
      <style:paragraph-properties fo:margin-top="0cm" fo:margin-bottom="0cm" loext:contextual-spacing="false" fo:text-align="center" style:justify-single-word="false"/>
      <style:text-properties fo:font-size="9pt" officeooo:paragraph-rsid="005da3e4" style:font-size-asian="9pt" style:font-size-complex="9pt"/>
    </style:style>
    <style:style style:name="P78" style:family="paragraph" style:parent-style-name="_5f_Paragraphe_20_livret_20_" style:list-style-name="Num_5f_Exo">
      <style:text-properties officeooo:paragraph-rsid="00520e20"/>
    </style:style>
    <style:style style:name="P79" style:family="paragraph" style:parent-style-name="_5f_Paragraphe_20_livret_20_" style:list-style-name="Num_5f_Exo">
      <style:text-properties officeooo:paragraph-rsid="006d0a28"/>
    </style:style>
    <style:style style:name="P80" style:family="paragraph" style:parent-style-name="_5f_Paragraphe_20_livret_20_">
      <style:text-properties officeooo:paragraph-rsid="00520e20"/>
    </style:style>
    <style:style style:name="P81" style:family="paragraph" style:parent-style-name="_5f_Paragraphe_20_livret_20_" style:list-style-name="liste_5f_abc">
      <style:paragraph-properties fo:margin-top="0.6cm" fo:margin-bottom="0.101cm" loext:contextual-spacing="false"/>
    </style:style>
    <style:style style:name="P82" style:family="paragraph" style:parent-style-name="_5f_Paragraphe_20_livret_20_" style:list-style-name="liste_5f_abc">
      <style:paragraph-properties fo:margin-top="0.55cm" fo:margin-bottom="0.101cm" loext:contextual-spacing="false"/>
    </style:style>
    <style:style style:name="P83" style:family="paragraph" style:parent-style-name="_5f_Paragraphe_20_livret_20_" style:list-style-name="liste_5f_abc">
      <style:paragraph-properties fo:margin-top="0cm" fo:margin-bottom="0cm" loext:contextual-spacing="false"/>
      <style:text-properties officeooo:paragraph-rsid="0028ba7a"/>
    </style:style>
    <style:style style:name="P84" style:family="paragraph" style:parent-style-name="_5f_Paragraphe_20_livret_20_" style:list-style-name="_5f_Numérotation_20_des_20_exercices_20_livrets">
      <style:paragraph-properties fo:margin-top="0cm" fo:margin-bottom="0cm" loext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3abe75"/>
    </style:style>
    <style:style style:name="P85" style:family="paragraph" style:parent-style-name="_5f_Paragraphe_20_livret_20_" style:list-style-name="_5f_Numérotation_20_des_20_exercices_20_livrets">
      <style:paragraph-properties fo:margin-top="0cm" fo:margin-bottom="0cm" loext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3c2b81"/>
    </style:style>
    <style:style style:name="P86" style:family="paragraph" style:parent-style-name="_5f_Paragraphe_20_livret_20_" style:list-style-name="Num_5f_Exo">
      <style:paragraph-properties fo:margin-top="0cm" fo:margin-bottom="0cm" loext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5397a2"/>
    </style:style>
    <style:style style:name="P87" style:family="paragraph" style:parent-style-name="_5f_Paragraphe_20_livret_20_" style:list-style-name="Num_5f_Exo">
      <style:paragraph-properties fo:margin-top="0cm" fo:margin-bottom="0cm" loext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5a69d6"/>
    </style:style>
    <style:style style:name="P88" style:family="paragraph" style:parent-style-name="_5f_Paragraphe_20_livret_20_">
      <style:paragraph-properties fo:margin-top="0cm" fo:margin-bottom="0cm" loext:contextual-spacing="false" fo:text-align="start" style:justify-single-word="false"/>
      <style:text-properties officeooo:rsid="0028ba7a" officeooo:paragraph-rsid="0028ba7a"/>
    </style:style>
    <style:style style:name="P89" style:family="paragraph" style:parent-style-name="_5f_Paragraphe_20_livret_20_">
      <style:paragraph-properties fo:margin-top="0cm" fo:margin-bottom="0cm" loext:contextual-spacing="false"/>
      <style:text-properties officeooo:paragraph-rsid="00520e20"/>
    </style:style>
    <style:style style:name="P90" style:family="paragraph" style:parent-style-name="_5f_Paragraphe_20_livret_20_" style:list-style-name="liste_5f_abc">
      <style:paragraph-properties fo:margin-top="0.101cm" fo:margin-bottom="0.101cm" loext:contextual-spacing="false"/>
      <style:text-properties officeooo:paragraph-rsid="0038e5c9"/>
    </style:style>
    <style:style style:name="P91" style:family="paragraph" style:parent-style-name="_5f_Paragraphe_20_livret_20_" style:list-style-name="Num_5f_Exo">
      <style:paragraph-properties fo:margin-top="0.199cm" fo:margin-bottom="0cm" loext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5a69d6"/>
    </style:style>
    <style:style style:name="P92" style:family="paragraph" style:parent-style-name="_5f_Paragraphe_20_livret_20_">
      <style:paragraph-properties fo:margin-top="0cm" fo:margin-bottom="0.3cm" loext:contextual-spacing="false" fo:text-align="start" style:justify-single-word="false"/>
      <style:text-properties officeooo:rsid="0028ba7a" officeooo:paragraph-rsid="0028ba7a"/>
    </style:style>
    <style:style style:name="P93" style:family="paragraph" style:parent-style-name="_5f_Paragraphe_20_livret_20_réponse_20_élève" style:list-style-name="liste_5f_abc">
      <style:paragraph-properties fo:line-height="100%"/>
      <style:text-properties officeooo:paragraph-rsid="002bd104"/>
    </style:style>
    <style:style style:name="P94" style:family="paragraph" style:parent-style-name="_5f_Paragraphe_20_livret_20_réponse_20_élève" style:list-style-name="_5f_Numérotation_20_des_20_exercices_20_livrets">
      <style:text-properties officeooo:paragraph-rsid="002bd104"/>
    </style:style>
    <style:style style:name="P95" style:family="paragraph" style:parent-style-name="_5f_Paragraphe_20_livret_20_réponse_20_élève" style:list-style-name="_5f_Numérotation_20_des_20_exercices_20_livrets">
      <style:text-properties officeooo:paragraph-rsid="006d0a28"/>
    </style:style>
    <style:style style:name="P96" style:family="paragraph" style:parent-style-name="_5f_Paragraphe_20_livret_20_réponse_20_élève">
      <style:text-properties officeooo:paragraph-rsid="002bd104"/>
    </style:style>
    <style:style style:name="P97" style:family="paragraph" style:parent-style-name="_5f_Paragraphe_20_livret_20_réponse_20_élève">
      <style:text-properties officeooo:paragraph-rsid="006d0a28"/>
    </style:style>
    <style:style style:name="P98" style:family="paragraph" style:parent-style-name="_5f_Paragraphe_20_livret_20_réponse_20_élève" style:list-style-name="_5f_Numérotation_20_des_20_exercices_20_livrets">
      <style:paragraph-properties fo:margin-top="0.319cm" fo:margin-bottom="0cm" loext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3abe75"/>
    </style:style>
    <style:style style:name="P99" style:family="paragraph" style:parent-style-name="_5f_Paragraphe_20_livret_20_réponse_20_élève" style:list-style-name="liste_5f_abc">
      <style:paragraph-properties fo:margin-top="0.101cm" fo:margin-bottom="0cm" loext:contextual-spacing="false"/>
      <style:text-properties officeooo:paragraph-rsid="002bd104"/>
    </style:style>
    <style:style style:name="P100" style:family="paragraph" style:parent-style-name="_5f_Paragraphe_20_livret_20_réponse_20_élève" style:list-style-name="_5f_Numérotation_20_des_20_exercices_20_livrets">
      <style:paragraph-properties fo:margin-top="0cm" fo:margin-bottom="0cm" loext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3abe75"/>
    </style:style>
    <style:style style:name="P101" style:family="paragraph" style:parent-style-name="_5f_Paragraphe_20_livret_20_réponse_20_élève" style:list-style-name="_5f_Numérotation_20_des_20_exercices_20_livrets">
      <style:paragraph-properties fo:margin-top="0cm" fo:margin-bottom="0cm" loext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3c2b81"/>
    </style:style>
    <style:style style:name="P102" style:family="paragraph" style:parent-style-name="_5f_Paragraphe_20_livret_20_réponse_20_élève">
      <style:paragraph-properties fo:margin-top="0cm" fo:margin-bottom="0cm" loext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6d0a28"/>
    </style:style>
    <style:style style:name="P103" style:family="paragraph" style:parent-style-name="_5f_Paragraphe_20_livret_20_réponse_20_élève" style:list-style-name="liste_5f_abc">
      <style:paragraph-properties fo:margin-top="0cm" fo:margin-bottom="0cm" loext:contextual-spacing="false" fo:line-height="100%">
        <style:tab-stops/>
      </style:paragraph-properties>
      <style:text-properties officeooo:paragraph-rsid="006d0a28"/>
    </style:style>
    <style:style style:name="P104" style:family="paragraph" style:parent-style-name="_5f_Paragraphe_20_livret_20_réponse_20_élève" style:list-style-name="liste_5f_abc">
      <style:paragraph-properties fo:margin-top="0.3cm" fo:margin-bottom="0cm" loext:contextual-spacing="false"/>
      <style:text-properties officeooo:paragraph-rsid="002bd104"/>
    </style:style>
    <style:style style:name="P105" style:family="paragraph" style:parent-style-name="_5f_Paragraphe_20_énoncé_20_après_20_numéro" style:list-style-name="liste_5f_abc">
      <style:paragraph-properties fo:margin-top="0.499cm" fo:margin-bottom="0cm" loext:contextual-spacing="false"/>
      <style:text-properties officeooo:paragraph-rsid="002a4664"/>
    </style:style>
    <style:style style:name="P106" style:family="paragraph" style:parent-style-name="_5f_Pied_20_de_20_page" style:list-style-name="">
      <style:paragraph-properties fo:text-align="end" style:justify-single-word="false"/>
    </style:style>
    <style:style style:name="P107" style:family="paragraph" style:parent-style-name="_5f_Pied_20_de_20_page">
      <style:paragraph-properties fo:text-align="end" style:justify-single-word="false"/>
    </style:style>
    <style:style style:name="P108" style:family="paragraph" style:parent-style-name="_5f_Pied_20_de_20_page" style:list-style-name=""/>
    <style:style style:name="P109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0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116" fo:break-before="auto" fo:break-after="auto" style:shadow="none"/>
      <style:text-properties style:font-name="Bitstream Vera Sans2" fo:font-size="10pt" fo:font-style="normal" fo:font-weight="bold" officeooo:rsid="00290c92" officeooo:paragraph-rsid="0038e5c9" style:font-size-asian="10pt" style:font-style-asian="normal" style:font-weight-asian="bold" style:font-size-complex="10pt" style:font-style-complex="normal" style:font-weight-complex="bold"/>
    </style:style>
    <style:style style:name="P1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style:paragraph-properties fo:margin-left="0cm" fo:margin-right="0cm" fo:margin-top="0cm" fo:margin-bottom="0cm" fo:line-height="100%" fo:text-indent="0cm" style:writing-mode="lr-tb"/>
    </style:style>
    <style:style style:name="P1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Arial Unicode MS" style:font-size-complex="9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style:paragraph-properties fo:margin-left="0cm" fo:margin-right="0cm" fo:margin-top="0cm" fo:margin-bottom="0cm" fo:line-height="100%" fo:text-indent="0cm"/>
    </style:style>
    <style:style style:name="P1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style:paragraph-properties fo:margin-left="0cm" fo:margin-right="0cm" fo:margin-top="0cm" fo:margin-bottom="0cm" fo:line-height="100%" fo:text-align="center" fo:text-indent="0cm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style:paragraph-properties fo:margin-top="0cm" fo:margin-bottom="0.199cm" fo:text-align="center" style:writing-mode="lr-tb"/>
    </style:style>
    <style:style style:name="P123" style:family="paragraph">
      <loext:graphic-properties draw:fill-color="#c74028"/>
      <style:paragraph-properties fo:margin-top="0cm" fo:margin-bottom="0.199cm" fo:text-align="center" style:writing-mode="lr-tb"/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P124" style:family="paragraph">
      <style:paragraph-properties fo:text-align="center"/>
    </style:style>
    <style:style style:name="P12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P127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language="zxx" fo:country="none" officeooo:rsid="0054f023" style:language-asian="zxx" style:country-asian="none"/>
    </style:style>
    <style:style style:name="T6" style:family="text">
      <style:text-properties fo:language="zxx" fo:country="none" officeooo:rsid="005249d3" style:language-asian="zxx" style:country-asian="none"/>
    </style:style>
    <style:style style:name="T7" style:family="text">
      <style:text-properties fo:text-transform="uppercase" fo:color="#808080" style:font-name="Bitstream Vera Sans" fo:font-size="9pt" officeooo:rsid="004e3ebc" fo:background-color="transparent" loext:char-shading-value="0"/>
    </style:style>
    <style:style style:name="T8" style:family="text">
      <style:text-properties fo:text-transform="uppercase" fo:color="#808080" style:font-name="Bitstream Vera Sans" fo:font-size="9pt" officeooo:rsid="0063ac4b" fo:background-color="transparent" loext:char-shading-value="0"/>
    </style:style>
    <style:style style:name="T9" style:family="text">
      <style:text-properties officeooo:rsid="0063ac4b"/>
    </style:style>
    <style:style style:name="T10" style:family="text">
      <style:text-properties officeooo:rsid="002aae15"/>
    </style:style>
    <style:style style:name="T11" style:family="text">
      <style:text-properties style:font-name="Bitstream Vera Sans2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color="#000000" style:text-position="0% 100%" officeooo:rsid="00576c1e" style:font-name-asian="OpenSymbol" style:font-style-asian="normal" style:font-name-complex="OpenSymbol" style:font-style-complex="normal"/>
    </style:style>
    <style:style style:name="T13" style:family="text">
      <style:text-properties fo:color="#000000" style:text-position="0% 100%" officeooo:rsid="005ba870" style:font-name-asian="OpenSymbol" style:font-style-asian="normal" style:font-name-complex="OpenSymbol" style:font-style-complex="normal"/>
    </style:style>
    <style:style style:name="T14" style:family="text">
      <style:text-properties fo:color="#000000" style:text-position="0% 100%" style:font-name="Bitstream Vera Sans5" fo:font-size="10pt" fo:font-style="normal" officeooo:rsid="005ba870" fo:background-color="transparent" loext:char-shading-value="0" style:font-name-asian="OpenSymbol" style:font-style-asian="normal" style:font-name-complex="OpenSymbol" style:font-style-complex="normal"/>
    </style:style>
    <style:style style:name="T15" style:family="text">
      <style:text-properties fo:color="#000000" style:text-position="0% 100%" style:font-name="Bitstream Vera Sans5" fo:font-size="10pt" fo:font-style="normal" officeooo:rsid="005da3e4" fo:background-color="transparent" loext:char-shading-value="0" style:font-name-asian="OpenSymbol" style:font-style-asian="normal" style:font-name-complex="OpenSymbol" style:font-style-complex="normal"/>
    </style:style>
    <style:style style:name="T16" style:family="text">
      <style:text-properties fo:color="#000000" style:text-position="0% 100%" style:font-name="Bitstream Vera Sans5" fo:font-size="10pt" fo:font-style="normal" officeooo:rsid="0058281a" fo:background-color="transparent" loext:char-shading-value="0" style:font-name-asian="OpenSymbol" style:font-style-asian="normal" style:font-name-complex="OpenSymbol" style:font-style-complex="normal"/>
    </style:style>
    <style:style style:name="T17" style:family="text">
      <style:text-properties fo:color="#000000" style:text-position="0% 100%" style:font-name="Bitstream Vera Sans5" fo:font-size="10pt" fo:font-style="normal" officeooo:rsid="006b80e8" fo:background-color="transparent" loext:char-shading-value="0" style:font-name-asian="OpenSymbol" style:font-style-asian="normal" style:font-name-complex="OpenSymbol" style:font-style-complex="normal"/>
    </style:style>
    <style:style style:name="T18" style:family="text">
      <style:text-properties fo:color="#000000" style:text-position="0% 100%" style:font-name="OpenSymbol2" fo:font-size="10pt" fo:font-style="normal" officeooo:rsid="004c26f5" fo:background-color="transparent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9" style:family="text">
      <style:text-properties fo:color="#000000" style:font-name="Bitstream Vera Sans5" fo:font-size="10pt" fo:font-style="normal" fo:font-weight="normal" officeooo:rsid="0051be4c"/>
    </style:style>
    <style:style style:name="T20" style:family="text">
      <style:text-properties officeooo:rsid="0028ba7a"/>
    </style:style>
    <style:style style:name="T21" style:family="text">
      <style:text-properties officeooo:rsid="002bd104"/>
    </style:style>
    <style:style style:name="T22" style:family="text">
      <style:text-properties style:use-window-font-color="true" officeooo:rsid="002bd104"/>
    </style:style>
    <style:style style:name="T23" style:family="text">
      <style:text-properties style:use-window-font-color="true" style:text-position="0% 100%" officeooo:rsid="002bd104" style:font-name-asian="OpenSymbol" style:font-style-asian="normal" style:font-name-complex="OpenSymbol" style:font-style-complex="normal"/>
    </style:style>
    <style:style style:name="T24" style:family="text">
      <style:text-properties style:use-window-font-color="true" style:text-position="0% 100%" officeooo:rsid="004a0bca" style:font-name-asian="OpenSymbol" style:font-style-asian="normal" style:font-name-complex="OpenSymbol" style:font-style-complex="normal"/>
    </style:style>
    <style:style style:name="T25" style:family="text">
      <style:text-properties style:use-window-font-color="true" officeooo:rsid="004a0bca"/>
    </style:style>
    <style:style style:name="T26" style:family="text">
      <style:text-properties style:use-window-font-color="true" style:font-name="Bitstream Vera Sans" fo:font-size="10pt" fo:font-weight="normal" officeooo:rsid="00576c1e" style:font-size-asian="10.5pt"/>
    </style:style>
    <style:style style:name="T27" style:family="text">
      <style:text-properties style:use-window-font-color="true" style:font-name="Bitstream Vera Sans" fo:font-size="10pt" fo:font-weight="normal" officeooo:rsid="0058281a" style:font-size-asian="10.5pt"/>
    </style:style>
    <style:style style:name="T28" style:family="text">
      <style:text-properties style:use-window-font-color="true" style:font-name="Bitstream Vera Sans" fo:font-size="10pt" fo:font-weight="normal" officeooo:rsid="006a99a5" style:font-size-asian="10.5pt"/>
    </style:style>
    <style:style style:name="T29" style:family="text">
      <style:text-properties style:use-window-font-color="true" style:font-name="Bitstream Vera Sans" fo:font-size="10pt" fo:letter-spacing="-0.018cm" fo:font-weight="normal" officeooo:rsid="005fddb1" style:font-size-asian="10.5pt"/>
    </style:style>
    <style:style style:name="T30" style:family="text">
      <style:text-properties officeooo:rsid="002d7a00"/>
    </style:style>
    <style:style style:name="T31" style:family="text">
      <style:text-properties officeooo:rsid="0033148c"/>
    </style:style>
    <style:style style:name="T32" style:family="text">
      <style:text-properties style:font-size-complex="10pt"/>
    </style:style>
    <style:style style:name="T33" style:family="text">
      <style:text-properties style:text-position="0% 100%" style:font-name-asian="OpenSymbol" style:font-style-asian="normal" style:font-name-complex="OpenSymbol" style:font-style-complex="normal"/>
    </style:style>
    <style:style style:name="T34" style:family="text">
      <style:text-properties style:text-position="0% 100%" officeooo:rsid="002bd104" style:font-name-asian="OpenSymbol" style:font-style-asian="normal" style:font-name-complex="OpenSymbol" style:font-style-complex="normal"/>
    </style:style>
    <style:style style:name="T35" style:family="text">
      <style:text-properties style:text-position="0% 100%" officeooo:rsid="00576c1e" style:font-name-asian="OpenSymbol" style:font-style-asian="normal" style:font-name-complex="OpenSymbol" style:font-style-complex="normal"/>
    </style:style>
    <style:style style:name="T36" style:family="text">
      <style:text-properties style:text-position="0% 100%" officeooo:rsid="005ba870" style:font-name-asian="OpenSymbol" style:font-style-asian="normal" style:font-name-complex="OpenSymbol" style:font-style-complex="normal"/>
    </style:style>
    <style:style style:name="T37" style:family="text">
      <style:text-properties officeooo:rsid="003d191d"/>
    </style:style>
    <style:style style:name="T38" style:family="text">
      <style:text-properties officeooo:rsid="003ef706"/>
    </style:style>
    <style:style style:name="T39" style:family="text">
      <style:text-properties officeooo:rsid="0048ee99"/>
    </style:style>
    <style:style style:name="T40" style:family="text">
      <style:text-properties officeooo:rsid="004a0bca"/>
    </style:style>
    <style:style style:name="T41" style:family="text">
      <style:text-properties fo:color="#c9211e" style:font-name="Bitstream Vera Sans5" fo:font-size="10pt" fo:font-style="normal" fo:font-weight="bold" officeooo:rsid="0051be4c" style:font-weight-asian="bold" style:font-weight-complex="bold"/>
    </style:style>
    <style:style style:name="T42" style:family="text">
      <style:text-properties fo:color="#c9211e" style:font-name="Bitstream Vera Sans5" fo:font-size="10pt" fo:font-style="normal" fo:font-weight="normal" officeooo:rsid="0051be4c" style:font-weight-asian="normal" style:font-weight-complex="normal"/>
    </style:style>
    <style:style style:name="T43" style:family="text">
      <style:text-properties fo:color="#c9211e" fo:font-weight="bold" style:font-weight-asian="bold" style:font-weight-complex="bold"/>
    </style:style>
    <style:style style:name="T44" style:family="text">
      <style:text-properties fo:color="#c9211e" fo:font-weight="bold" officeooo:rsid="0051be4c" style:font-weight-asian="bold" style:font-weight-complex="bold"/>
    </style:style>
    <style:style style:name="T45" style:family="text">
      <style:text-properties fo:color="#c9211e" fo:font-weight="bold" officeooo:rsid="00520e20" style:font-weight-asian="bold" style:font-weight-complex="bold"/>
    </style:style>
    <style:style style:name="T46" style:family="text">
      <style:text-properties fo:color="#c9211e" fo:font-weight="bold" officeooo:rsid="005249d3" style:font-weight-asian="bold" style:font-weight-complex="bold"/>
    </style:style>
    <style:style style:name="T47" style:family="text">
      <style:text-properties fo:color="#c9211e" fo:font-weight="bold" officeooo:rsid="005397a2" style:font-weight-asian="bold" style:font-weight-complex="bold"/>
    </style:style>
    <style:style style:name="T48" style:family="text">
      <style:text-properties fo:color="#c9211e" fo:font-weight="bold" officeooo:rsid="00599a0b" style:font-weight-asian="bold" style:font-weight-complex="bold"/>
    </style:style>
    <style:style style:name="T49" style:family="text">
      <style:text-properties fo:color="#c9211e" style:text-position="0% 100%" fo:font-weight="bold" officeooo:rsid="00576c1e" style:font-name-asian="OpenSymbol" style:font-style-asian="normal" style:font-weight-asian="bold" style:font-name-complex="OpenSymbol" style:font-style-complex="normal" style:font-weight-complex="bold"/>
    </style:style>
    <style:style style:name="T50" style:family="text">
      <style:text-properties fo:color="#c9211e" style:text-position="0% 100%" style:font-name="Bitstream Vera Sans5" fo:font-size="10pt" fo:font-style="normal" fo:font-weight="bold" officeooo:rsid="005ba870" fo:background-color="transparent" loext:char-shading-value="0" style:font-name-asian="OpenSymbol" style:font-style-asian="normal" style:font-weight-asian="bold" style:font-name-complex="OpenSymbol" style:font-style-complex="normal" style:font-weight-complex="bold"/>
    </style:style>
    <style:style style:name="T51" style:family="text">
      <style:text-properties fo:color="#c9211e" style:text-position="0% 100%" style:font-name="Bitstream Vera Sans5" fo:font-size="10pt" fo:font-style="normal" fo:font-weight="bold" officeooo:rsid="005da3e4" fo:background-color="transparent" loext:char-shading-value="0" style:font-name-asian="OpenSymbol" style:font-style-asian="normal" style:font-weight-asian="bold" style:font-name-complex="OpenSymbol" style:font-style-complex="normal" style:font-weight-complex="bold"/>
    </style:style>
    <style:style style:name="T52" style:family="text">
      <style:text-properties fo:color="#c9211e" style:text-position="0% 100%" style:font-name="Bitstream Vera Sans5" fo:font-size="10pt" fo:font-style="normal" fo:font-weight="bold" officeooo:rsid="005f5701" fo:background-color="transparent" loext:char-shading-value="0" style:font-name-asian="OpenSymbol" style:font-style-asian="normal" style:font-weight-asian="bold" style:font-name-complex="OpenSymbol" style:font-style-complex="normal" style:font-weight-complex="bold"/>
    </style:style>
    <style:style style:name="T53" style:family="text">
      <style:text-properties fo:color="#c9211e" fo:font-weight="normal" officeooo:rsid="0051be4c" style:font-weight-asian="normal" style:font-weight-complex="normal"/>
    </style:style>
    <style:style style:name="T54" style:family="text">
      <style:text-properties fo:color="#c9211e" fo:font-weight="normal" officeooo:rsid="00599a0b" style:font-weight-asian="normal" style:font-weight-complex="normal"/>
    </style:style>
    <style:style style:name="T55" style:family="text">
      <style:text-properties officeooo:rsid="00520e20"/>
    </style:style>
    <style:style style:name="T56" style:family="text">
      <style:text-properties officeooo:rsid="005249d3"/>
    </style:style>
    <style:style style:name="T57" style:family="text">
      <style:text-properties officeooo:rsid="005397a2"/>
    </style:style>
    <style:style style:name="T58" style:family="text">
      <style:text-properties officeooo:rsid="00576c1e"/>
    </style:style>
    <style:style style:name="T59" style:family="text">
      <style:text-properties style:font-name="Bitstream Vera Sans5"/>
    </style:style>
    <style:style style:name="T60" style:family="text">
      <style:text-properties style:font-name="Bitstream Vera Sans5" fo:font-weight="bold" style:font-weight-asian="bold" style:font-weight-complex="bold"/>
    </style:style>
    <style:style style:name="T61" style:family="text">
      <style:text-properties style:font-name="Bitstream Vera Sans5" fo:font-weight="bold" officeooo:rsid="004be285" style:font-weight-asian="bold" style:font-weight-complex="bold"/>
    </style:style>
    <style:style style:name="T62" style:family="text">
      <style:text-properties style:font-name="Bitstream Vera Sans5" fo:font-weight="bold" officeooo:rsid="005ed8da" style:font-weight-asian="bold" style:font-weight-complex="bold"/>
    </style:style>
    <style:style style:name="T63" style:family="text">
      <style:text-properties style:font-name="Bitstream Vera Sans5" officeooo:rsid="005f5701"/>
    </style:style>
    <style:style style:name="T64" style:family="text">
      <style:text-properties style:font-name="Bitstream Vera Sans5" officeooo:rsid="0052bbbd"/>
    </style:style>
    <style:style style:name="T65" style:family="text">
      <style:text-properties officeooo:rsid="005ed8da"/>
    </style:style>
    <style:style style:name="T66" style:family="text">
      <style:text-properties officeooo:rsid="005f5701"/>
    </style:style>
    <style:style style:name="T67" style:family="text">
      <style:text-properties fo:letter-spacing="-0.004cm"/>
    </style:style>
    <style:style style:name="T68" style:family="text">
      <style:text-properties fo:letter-spacing="-0.004cm" officeooo:rsid="0032b005"/>
    </style:style>
    <style:style style:name="T69" style:family="text">
      <style:text-properties fo:letter-spacing="normal" style:text-underline-style="none" fo:font-weight="normal" style:font-weight-asian="normal" style:font-weight-complex="normal"/>
    </style:style>
    <style:style style:name="T70" style:family="text">
      <style:text-properties fo:letter-spacing="normal" style:text-underline-style="none" fo:font-weight="normal" officeooo:rsid="00072497" style:font-weight-asian="normal" style:font-weight-complex="normal"/>
    </style:style>
    <style:style style:name="T71" style:family="text">
      <style:text-properties fo:letter-spacing="normal" style:text-underline-style="none" fo:font-weight="normal" officeooo:rsid="00120845" style:font-weight-asian="normal" style:font-weight-complex="normal"/>
    </style:style>
    <style:style style:name="T72" style:family="text">
      <style:text-properties fo:letter-spacing="normal" officeooo:rsid="005397a2"/>
    </style:style>
    <style:style style:name="T73" style:family="text">
      <style:text-properties fo:letter-spacing="normal" officeooo:rsid="0058281a"/>
    </style:style>
    <style:style style:name="T74" style:family="text">
      <style:text-properties fo:font-style="normal" officeooo:rsid="006573ed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5ed8da" style:font-weight-asian="normal" style:font-weight-complex="normal"/>
    </style:style>
    <style:style style:name="T77" style:family="text">
      <style:text-properties fo:letter-spacing="-0.018cm" officeooo:rsid="00599a0b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Arial Unicode MS" style:font-size-complex="9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Arial Unicode MS" style:font-size-complex="9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font-name="Verdana1" fo:font-size="8pt" fo:font-style="normal" fo:text-shadow="none" style:text-underline-style="none" fo:font-weight="normal" style:letter-kerning="true" style:font-name-asian="Verdana1" style:font-size-asian="8pt" style:font-style-asian="normal" style:font-weight-asian="normal" style:font-name-complex="Verdana1" style:font-size-complex="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T84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231cm" fo:min-width="0.25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1.916cm" fo:min-width="1.67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79cm" fo:min-width="0.545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1" style:family="graphic">
      <style:graphic-properties draw:stroke="dash" draw:stroke-dash="Fine_20_Dashe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2" style:family="graphic">
      <style:graphic-properties draw:stroke="dash" draw:stroke-dash="Fine_20_Dashe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3" style:family="graphic">
      <style:graphic-properties draw:stroke="dash" draw:stroke-dash="Fine_20_Dashe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4" style:family="graphic">
      <style:graphic-properties draw:stroke="dash" draw:stroke-dash="Fine_20_Dashe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4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4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6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8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3.951cm" fo:min-width="7.9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1.221cm" fo:min-width="0.97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cm" svg:stroke-color="#ffffff" draw:marker-start-width="0.199cm" draw:marker-start-center="false" draw:marker-end-width="0.199cm" draw:marker-end-center="false" draw:fill="none" draw:fill-color="#729fcf" draw:textarea-horizontal-align="justify" draw:textarea-vertical-align="middle" draw:auto-grow-height="false" fo:min-height="4.357cm" fo:min-width="7.9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.028cm" svg:stroke-color="#000000" draw:marker-start-width="0.242cm" draw:marker-start-center="false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28cm" svg:stroke-color="#000000" draw:marker-start-width="0.242cm" draw:marker-start-center="false" draw:marker-end-width="0.242cm" draw:marker-end-center="false" draw:fill="none" draw:fill-color="#729fcf" draw:textarea-horizontal-align="justify" draw:textarea-vertical-align="middle" draw:auto-grow-height="false" fo:min-height="0.275cm" fo:min-width="0.30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.019cm" svg:stroke-color="#ffffff" draw:marker-start-width="0.199cm" draw:marker-start-center="false" draw:marker-end-width="0.199cm" draw:marker-end-center="false" draw:fill="none" draw:fill-color="#729fcf" draw:textarea-horizontal-align="justify" draw:textarea-vertical-align="middle" draw:auto-grow-height="false" fo:min-height="3.949cm" fo:min-width="7.99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.019cm" svg:stroke-color="#000000" draw:marker-start-width="0.242cm" draw:marker-start-center="false" draw:marker-end-width="0.242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.019cm" svg:stroke-color="#000000" draw:marker-start-width="0.199cm" draw:marker-start-center="false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.019cm" svg:stroke-color="#000000" draw:marker-start-width="0.242cm" draw:marker-start-center="false" draw:marker-end-width="0.242cm" draw:marker-end-center="false" draw:fill="none" draw:fill-color="#729fcf" draw:textarea-horizontal-align="justify" draw:textarea-vertical-align="middle" draw:auto-grow-height="false" fo:min-height="2.722cm" fo:min-width="1.972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.019cm" svg:stroke-color="#80808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.028cm" svg:stroke-color="#0066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56cm" fo:min-width="0.22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.028cm" svg:stroke-color="#cc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554cm" fo:min-width="1.32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28cm" svg:stroke-color="#0099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723cm" fo:min-width="0.972cm" fo:padding-top="0.139cm" fo:padding-bottom="0.139cm" fo:padding-left="0.265cm" fo:padding-right="0.265cm" draw:shadow="hidden" draw:shadow-offset-x="0.199cm" draw:shadow-offset-y="0.199cm" draw:shadow-color="#808080" style:run-through="background"/>
    </style:style>
    <style:style style:name="gr55" style:family="graphic">
      <style:graphic-properties draw:stroke="solid" svg:stroke-width="0.028cm" svg:stroke-color="#ff0066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.723cm" fo:min-width="3.971cm" fo:padding-top="0.139cm" fo:padding-bottom="0.139cm" fo:padding-left="0.265cm" fo:padding-right="0.265cm" draw:shadow="hidden" draw:shadow-offset-x="0.199cm" draw:shadow-offset-y="0.199cm" draw:shadow-color="#808080" style:run-through="background"/>
    </style:style>
    <style:style style:name="gr5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.028cm" svg:stroke-color="#0099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388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.028cm" svg:stroke-color="#cc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5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.019cm" svg:stroke-color="#666666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4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.028cm" svg:stroke-color="#ff0066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723cm" fo:min-width="0.97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.028cm" svg:stroke-color="#0099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.723cm" fo:min-width="3.97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fill-color="#c74028" draw:textarea-horizontal-align="justify" draw:textarea-vertical-align="middle" draw:auto-grow-height="false" fo:min-height="0.57cm" fo:min-width="3.893cm" style:run-through="foreground"/>
    </style:style>
    <style:style style:name="gr64" style:family="graphic">
      <style:graphic-properties draw:stroke="solid" svg:stroke-width="0.028cm" svg:stroke-color="#000000" draw:marker-start-width="0.242cm" draw:marker-start-center="false" draw:marker-end-width="0.242cm" draw:marker-end-center="false" draw:fill="none" draw:fill-color="#729fcf" draw:textarea-horizontal-align="justify" draw:textarea-vertical-align="middle" draw:auto-grow-height="false" fo:min-height="0.522cm" fo:min-width="0.67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draw:textarea-vertical-align="middle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svg:stroke-width="0.028cm" svg:stroke-color="#000000" draw:marker-start-width="0.242cm" draw:marker-start-center="false" draw:marker-end-width="0.242cm" draw:marker-end-center="false" draw:fill="none" draw:fill-color="#729fcf" draw:textarea-horizontal-align="justify" draw:textarea-vertical-align="middle" draw:auto-grow-height="false" fo:min-height="0.046cm" fo:min-width="0.007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draw:textarea-vertical-align="middle" fo:min-height="0.8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.028cm" svg:stroke-color="#000000" draw:marker-start-width="0.242cm" draw:marker-start-center="false" draw:marker-end-width="0.242cm" draw:marker-end-center="false" draw:fill="none" draw:fill-color="#729fcf" draw:textarea-horizontal-align="justify" draw:textarea-vertical-align="middle" draw:auto-grow-height="false" fo:min-height="0.118cm" fo:min-width="0.1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7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0" text:outline-level="1"><draw:g text:anchor-type="paragraph" draw:z-index="22" draw:name="Forme5" draw:style-name="gr31"><draw:custom-shape draw:style-name="gr63" draw:text-style-name="P123" svg:width="3.964cm" svg:height="0.641cm" draw:transform="skewX (0.00279252680319092) rotate (0.0872664625997165) translate (-0.370416666666667cm -0.0934861111111111cm)"><text:p text:style-name="P122"><text:span text:style-name="T83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text:span text:style-name="Enonce_5f_Niv2"><text:span text:style-name="T11"><draw:frame draw:style-name="fr1" draw:name="Cadre3" text:anchor-type="as-char" svg:width="9.135cm" draw:z-index="15"><draw:text-box fo:min-height="3.93cm"><text:section text:style-name="Sect1" text:name="Section4"><text:p text:style-name="P31"/><text:p text:style-name="P33"><text:span text:style-name="_5f_BVS"><text:span text:style-name="T70">Trace un </text:span></text:span><text:span text:style-name="_5f_BVS"><text:span text:style-name="T71">carré</text:span></text:span><text:span text:style-name="_5f_BVS"><text:span text:style-name="T70"> ABCD et place un point O à l’extérieur</text:span></text:span><text:span text:style-name="_5f_BVS"><text:span text:style-name="T69">. </text:span></text:span><text:span text:style-name="_5f_BVS"><text:span text:style-name="T70">Construis A’B’C’D’, image du quadrilatère ABCD par l’homothétie de centre O et de rapport </text:span></text:span><text:span text:style-name="_5f_opensymbol"><text:span text:style-name="T70">−</text:span></text:span><text:span text:style-name="_5f_BVS"><text:span text:style-name="T70">0,5.</text:span></text:span></text:p><text:p text:style-name="P28"><text:span text:style-name="Bold_5f_niv3"><text:span text:style-name="T32">Correction</text:span></text:span></text:p><text:p text:style-name="P35"><draw:g text:anchor-type="as-char" draw:z-index="39" draw:name="Forme12" draw:style-name="gr14"><draw:frame draw:style-name="gr15" draw:text-style-name="P115" svg:width="0.548cm" svg:height="0.625cm" svg:x="0cm" svg:y="0.009cm"><draw:text-box><text:p text:style-name="P112"><text:span text:style-name="T79">A</text:span></text:p></draw:text-box></draw:frame><draw:frame draw:style-name="gr16" draw:text-style-name="P115" svg:width="0.548cm" svg:height="0.625cm" svg:x="0cm" svg:y="2.683cm"><draw:text-box><text:p text:style-name="P112"><text:span text:style-name="T79">D</text:span></text:p></draw:text-box></draw:frame><draw:frame draw:style-name="gr17" draw:text-style-name="P115" svg:width="0.546cm" svg:height="0.625cm" svg:x="2.649cm" svg:y="2.683cm"><draw:text-box><text:p text:style-name="P112"><text:span text:style-name="T79">C</text:span></text:p></draw:text-box></draw:frame><draw:frame draw:style-name="gr18" draw:text-style-name="P115" svg:width="0.544cm" svg:height="0.625cm" svg:x="2.716cm" svg:y="0cm"><draw:text-box><text:p text:style-name="P112"><text:span text:style-name="T79">B</text:span></text:p></draw:text-box></draw:frame><draw:g draw:style-name="gr5"><draw:rect draw:style-name="gr19" draw:text-style-name="P114" svg:width="2.304cm" svg:height="2.333cm" svg:x="0.545cm" svg:y="0.46cm"><text:p/></draw:rect><draw:rect draw:style-name="gr20" draw:text-style-name="P114" svg:width="1.153cm" svg:height="1.168cm" svg:x="5.151cm" svg:y="1.042cm"><text:p/></draw:rect><draw:line draw:style-name="gr21" draw:text-style-name="P114" svg:x1="0.545cm" svg:y1="0.459cm" svg:x2="6.302cm" svg:y2="2.208cm"><text:p/></draw:line><draw:line draw:style-name="gr22" draw:text-style-name="P114" svg:x1="2.847cm" svg:y1="2.791cm" svg:x2="5.15cm" svg:y2="1.042cm"><text:p/></draw:line><draw:line draw:style-name="gr23" draw:text-style-name="P114" svg:x1="0.545cm" svg:y1="2.791cm" svg:x2="6.302cm" svg:y2="1.042cm"><text:p/></draw:line><draw:line draw:style-name="gr24" draw:text-style-name="P114" svg:x1="2.847cm" svg:y1="0.459cm" svg:x2="5.15cm" svg:y2="2.208cm"><text:p/></draw:line></draw:g><draw:frame draw:style-name="gr25" draw:text-style-name="P115" svg:width="0.879cm" svg:height="0.625cm" svg:x="6.011cm" svg:y="0.517cm"><draw:text-box><text:p text:style-name="P112"><text:span text:style-name="T79">D'</text:span></text:p></draw:text-box></draw:frame><draw:frame draw:style-name="gr26" draw:text-style-name="P115" svg:width="0.881cm" svg:height="0.997cm" svg:x="4.757cm" svg:y="2.133cm"><draw:text-box><text:p text:style-name="P112"><text:span text:style-name="T80">B'</text:span></text:p></draw:text-box></draw:frame><draw:frame draw:style-name="gr27" draw:text-style-name="P115" svg:width="0.904cm" svg:height="0.997cm" svg:x="4.748cm" svg:y="0.517cm"><draw:text-box><text:p text:style-name="P112"><text:span text:style-name="T80">C'</text:span></text:p></draw:text-box></draw:frame><draw:frame draw:style-name="gr28" draw:text-style-name="P115" svg:width="0.849cm" svg:height="0.625cm" svg:x="6.031cm" svg:y="2.104cm"><draw:text-box><text:p text:style-name="P112"><text:span text:style-name="T79">A'</text:span></text:p></draw:text-box></draw:frame><draw:frame draw:style-name="gr29" draw:text-style-name="P115" svg:width="0.548cm" svg:height="0.625cm" svg:x="4.124cm" svg:y="1.005cm"><draw:text-box><text:p text:style-name="P112"><text:span text:style-name="T79">O</text:span></text:p></draw:text-box></draw:frame><draw:frame draw:style-name="gr30" draw:text-style-name="P115" svg:width="2.209cm" svg:height="0.625cm" svg:x="4.195cm" svg:y="2.679cm"><draw:text-box><text:p text:style-name="P112"><text:span text:style-name="T79">OB =2 OB</text:span><text:span text:style-name="T80">'</text:span></text:p></draw:text-box></draw:frame></draw:g></text:p></text:section></draw:text-box></draw:frame></text:span></text:span></text:h>
      <text:list xml:id="list4188034961" text:style-name="Num_5f_Exo">
        <text:list-item>
          <text:h text:style-name="P36" text:outline-level="1"> Dans chacun des cas suivants, <text:span text:style-name="T28">dis</text:span> <text:span text:style-name="T37">si</text:span> A’B’C’ est l’image du triangle ABC par une homothétie de centre O. </text:h>
        </text:list-item>
      </text:list>
      <text:list xml:id="list4033486332" text:style-name="liste_5f_abc">
        <text:list-item>
          <text:p text:style-name="P105"><draw:g text:anchor-type="paragraph" draw:z-index="19" draw:name="Forme7" draw:style-name="gr31"><draw:g draw:style-name="gr5"><draw:custom-shape draw:style-name="gr64" draw:text-style-name="P114" svg:width="2.4cm" svg:height="2.4cm" svg:x="1.215cm" svg:y="1.15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65" draw:text-style-name="P121" svg:width="0.699cm" svg:height="0.664cm" svg:x="2.064cm" svg:y="0.474cm"><draw:text-box><text:p text:style-name="P120"><text:span text:style-name="T82">A</text:span></text:p></draw:text-box></draw:frame><draw:frame draw:style-name="gr65" draw:text-style-name="P121" svg:width="0.701cm" svg:height="0.664cm" svg:x="0.515cm" svg:y="3.556cm"><draw:text-box><text:p text:style-name="P120"><text:span text:style-name="T82">B</text:span></text:p></draw:text-box></draw:frame><draw:frame draw:style-name="gr65" draw:text-style-name="P121" svg:width="0.701cm" svg:height="0.664cm" svg:x="3.614cm" svg:y="3.556cm"><draw:text-box><text:p text:style-name="P120"><text:span text:style-name="T82">C</text:span></text:p></draw:text-box></draw:frame></draw:g><draw:g draw:style-name="gr5"><draw:line draw:style-name="gr44" draw:text-style-name="P114" svg:x1="7.093cm" svg:y1="2.224cm" svg:x2="6.793cm" svg:y2="1.924cm"><text:p/></draw:line><draw:line draw:style-name="gr44" draw:text-style-name="P114" svg:x1="6.793cm" svg:y1="2.224cm" svg:x2="7.093cm" svg:y2="1.924cm"><text:p/></draw:line></draw:g><draw:frame draw:style-name="gr65" draw:text-style-name="P121" svg:width="0.701cm" svg:height="0.664cm" svg:x="6.715cm" svg:y="1.254cm"><draw:text-box><text:p text:style-name="P120"><text:span text:style-name="T82">O</text:span></text:p></draw:text-box></draw:frame><draw:custom-shape draw:style-name="gr68" draw:text-style-name="P114" svg:width="1.385cm" svg:height="1.19cm" svg:x="4.523cm" svg:y="1.718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67" draw:text-style-name="P121" svg:width="0.907cm" svg:height="1.075cm" svg:x="5.008cm" svg:y="1.01cm"><draw:text-box><text:p text:style-name="P120"><text:span text:style-name="T82">A'</text:span></text:p></draw:text-box></draw:frame><draw:frame draw:style-name="gr67" draw:text-style-name="P121" svg:width="1.001cm" svg:height="1.075cm" svg:x="3.875cm" svg:y="2.601cm"><draw:text-box><text:p text:style-name="P120"><text:span text:style-name="T82">B'</text:span></text:p></draw:text-box></draw:frame><draw:frame draw:style-name="gr67" draw:text-style-name="P121" svg:width="0.907cm" svg:height="1.075cm" svg:x="5.717cm" svg:y="2.538cm"><draw:text-box><text:p text:style-name="P120"><text:span text:style-name="T82">C'</text:span></text:p></draw:text-box></draw:frame></draw:g></text:p>
        </text:list-item>
      </text:list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list xml:id="list1896785291" text:style-name="_5f_Numérotation_20_des_20_exercices_20_livrets">
        <text:list-header>
          <text:p text:style-name="P61"><text:span text:style-name="_5f_pointillés_20_gris"><text:span text:style-name="T33"><text:tab/></text:span></text:span></text:p>
        </text:list-header>
      </text:list>
      <text:list xml:id="list152113257584023" text:continue-list="list4033486332" text:style-name="liste_5f_abc">
        <text:list-item>
          <text:p text:style-name="P81"><draw:g text:anchor-type="paragraph" draw:z-index="20" draw:name="Forme8" draw:style-name="gr31"><draw:g draw:style-name="gr5"><draw:custom-shape draw:style-name="gr64" draw:text-style-name="P114" svg:width="2.4cm" svg:height="2.4cm" svg:x="0.487cm" svg:y="1.18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65" draw:text-style-name="P121" svg:width="0.699cm" svg:height="0.664cm" svg:x="1.336cm" svg:y="0.499cm"><draw:text-box><text:p text:style-name="P120"><text:span text:style-name="T82">A</text:span></text:p></draw:text-box></draw:frame><draw:frame draw:style-name="gr65" draw:text-style-name="P121" svg:width="0.701cm" svg:height="0.664cm" svg:x="-0.213cm" svg:y="3.581cm"><draw:text-box><text:p text:style-name="P120"><text:span text:style-name="T82">B</text:span></text:p></draw:text-box></draw:frame><draw:frame draw:style-name="gr65" draw:text-style-name="P121" svg:width="0.701cm" svg:height="0.664cm" svg:x="2.886cm" svg:y="3.581cm"><draw:text-box><text:p text:style-name="P120"><text:span text:style-name="T82">C</text:span></text:p></draw:text-box></draw:frame></draw:g><draw:g draw:style-name="gr5"><draw:line draw:style-name="gr44" draw:text-style-name="P114" svg:x1="6.366cm" svg:y1="2.249cm" svg:x2="6.066cm" svg:y2="1.949cm"><text:p/></draw:line><draw:line draw:style-name="gr44" draw:text-style-name="P114" svg:x1="6.066cm" svg:y1="2.249cm" svg:x2="6.366cm" svg:y2="1.949cm"><text:p/></draw:line></draw:g><draw:frame draw:style-name="gr65" draw:text-style-name="P121" svg:width="0.701cm" svg:height="0.664cm" svg:x="5.987cm" svg:y="1.28cm"><draw:text-box><text:p text:style-name="P120"><text:span text:style-name="T82">O</text:span></text:p></draw:text-box></draw:frame><draw:g draw:style-name="gr5"><draw:custom-shape draw:style-name="gr68" draw:text-style-name="P114" svg:width="1.385cm" svg:height="1.191cm" svg:x="7.335cm" svg:y="2.48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67" draw:text-style-name="P121" svg:width="0.907cm" svg:height="1.075cm" svg:x="7.82cm" svg:y="1.774cm"><draw:text-box><text:p text:style-name="P120"><text:span text:style-name="T82">A'</text:span></text:p></draw:text-box></draw:frame><draw:frame draw:style-name="gr67" draw:text-style-name="P121" svg:width="1.001cm" svg:height="1.075cm" svg:x="6.687cm" svg:y="3.365cm"><draw:text-box><text:p text:style-name="P120"><text:span text:style-name="T82">B'</text:span></text:p></draw:text-box></draw:frame><draw:frame draw:style-name="gr67" draw:text-style-name="P121" svg:width="0.907cm" svg:height="1.075cm" svg:x="8.529cm" svg:y="3.302cm"><draw:text-box><text:p text:style-name="P120"><text:span text:style-name="T82">C'</text:span></text:p></draw:text-box></draw:frame></draw:g></draw:g><text:span text:style-name="_5f_pointillés_20_gris"/></text:p>
        </text:list-item>
      </text:list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list xml:id="list152114305659016" text:continue-list="list1896785291" text:style-name="_5f_Numérotation_20_des_20_exercices_20_livrets">
        <text:list-header>
          <text:p text:style-name="P60"><text:span text:style-name="_5f_pointillés_20_gris"><text:span text:style-name="T33"><text:tab/></text:span></text:span></text:p>
        </text:list-header>
      </text:list>
      <text:list xml:id="list152114872148991" text:continue-list="list152113257584023" text:style-name="liste_5f_abc">
        <text:list-item>
          <text:p text:style-name="P82"><draw:g text:anchor-type="paragraph" draw:z-index="21" draw:name="Forme9" draw:style-name="gr31"><draw:g draw:style-name="gr5"><draw:custom-shape draw:style-name="gr64" draw:text-style-name="P114" svg:width="2.4cm" svg:height="2.4cm" svg:x="1.194cm" svg:y="1.184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65" draw:text-style-name="P121" svg:width="0.699cm" svg:height="0.664cm" svg:x="2.043cm" svg:y="0.501cm"><draw:text-box><text:p text:style-name="P120"><text:span text:style-name="T82">A</text:span></text:p></draw:text-box></draw:frame><draw:frame draw:style-name="gr65" draw:text-style-name="P121" svg:width="0.701cm" svg:height="0.664cm" svg:x="0.494cm" svg:y="3.583cm"><draw:text-box><text:p text:style-name="P120"><text:span text:style-name="T82">B</text:span></text:p></draw:text-box></draw:frame><draw:frame draw:style-name="gr65" draw:text-style-name="P121" svg:width="0.701cm" svg:height="0.664cm" svg:x="3.593cm" svg:y="3.583cm"><draw:text-box><text:p text:style-name="P120"><text:span text:style-name="T82">C</text:span></text:p></draw:text-box></draw:frame></draw:g><draw:g draw:style-name="gr5"><draw:line draw:style-name="gr44" draw:text-style-name="P114" svg:x1="7.074cm" svg:y1="2.251cm" svg:x2="6.774cm" svg:y2="1.951cm"><text:p/></draw:line><draw:line draw:style-name="gr44" draw:text-style-name="P114" svg:x1="6.774cm" svg:y1="2.251cm" svg:x2="7.074cm" svg:y2="1.951cm"><text:p/></draw:line></draw:g><draw:frame draw:style-name="gr65" draw:text-style-name="P121" svg:width="0.701cm" svg:height="0.664cm" svg:x="6.694cm" svg:y="1.282cm"><draw:text-box><text:p text:style-name="P120"><text:span text:style-name="T82">O</text:span></text:p></draw:text-box></draw:frame><draw:custom-shape draw:style-name="gr66" draw:text-style-name="P114" svg:width="1.073cm" svg:height="0.973cm" svg:x="4.593cm" svg:y="1.71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67" draw:text-style-name="P121" svg:width="0.907cm" svg:height="1.075cm" svg:x="4.987cm" svg:y="1.037cm"><draw:text-box><text:p text:style-name="P120"><text:span text:style-name="T82">A'</text:span></text:p></draw:text-box></draw:frame><draw:frame draw:style-name="gr67" draw:text-style-name="P121" svg:width="1.001cm" svg:height="1.075cm" svg:x="3.87cm" svg:y="2.291cm"><draw:text-box><text:p text:style-name="P120"><text:span text:style-name="T82">B'</text:span></text:p></draw:text-box></draw:frame><draw:frame draw:style-name="gr67" draw:text-style-name="P121" svg:width="0.907cm" svg:height="1.075cm" svg:x="5.503cm" svg:y="2.325cm"><draw:text-box><text:p text:style-name="P120"><text:span text:style-name="T82">C'</text:span></text:p></draw:text-box></draw:frame></draw:g><text:span text:style-name="_5f_pointillés_20_gris"/></text:p>
        </text:list-item>
      </text:list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list xml:id="list152113174186698" text:continue-list="list152114305659016" text:style-name="_5f_Numérotation_20_des_20_exercices_20_livrets">
        <text:list-header>
          <text:p text:style-name="P61"><text:span text:style-name="_5f_pointillés_20_gris"><text:span text:style-name="T33"><text:tab/></text:span></text:span></text:p>
        </text:list-header>
      </text:list>
      <text:list xml:id="list152113249102174" text:continue-list="list4188034961" text:style-name="Num_5f_Exo">
        <text:list-item>
          <text:h text:style-name="P37" text:outline-level="1"><text:span text:style-name="Bold_5f_niv3"><text:span text:style-name="T75"> </text:span></text:span><text:span text:style-name="Bold_5f_niv3">Dans un quadrillage</text:span></text:h>
        </text:list-item>
      </text:list>
      <text:list xml:id="list152113777605885" text:continue-list="list152114872148991" text:style-name="liste_5f_abc">
        <text:list-header>
          <text:p text:style-name="P83"><text:span text:style-name="T41">a.</text:span><text:span text:style-name="T42"> </text:span><text:span text:style-name="T19">Construis</text:span> A’B’C’, l’image par <text:span text:style-name="T39">l’</text:span>homothétie de centre <text:span text:style-name="T37">O</text:span> et de rapport 2 du triangle ABC</text:p>
          <text:p text:style-name="P90"><text:span text:style-name="T44">b.</text:span><text:span text:style-name="T53"> </text:span><text:span text:style-name="T19">Construis</text:span> <text:span text:style-name="T20">E’F’G’</text:span>, l’image par <text:span text:style-name="T39">l’</text:span>homothétie de centre <text:span text:style-name="T38">O</text:span> et de rapport <text:span text:style-name="_5f_opensymbol">–</text:span><text:span text:style-name="T20">1,5</text:span> du triangle <text:span text:style-name="T20">EFG.</text:span></text:p>
        </text:list-header>
      </text:list>
      <text:p text:style-name="P88"><draw:g text:anchor-type="paragraph" draw:z-index="24" draw:name="Forme2" draw:style-name="gr31"><draw:g draw:style-name="gr5"><draw:line draw:style-name="gr59" draw:text-style-name="P116" svg:x1="0.04cm" svg:y1="0.1cm" svg:x2="0.04cm" svg:y2="9.1cm"><text:p/></draw:line><draw:line draw:style-name="gr59" draw:text-style-name="P116" svg:x1="0.54cm" svg:y1="0.1cm" svg:x2="0.54cm" svg:y2="9.1cm"><text:p/></draw:line><draw:line draw:style-name="gr59" draw:text-style-name="P116" svg:x1="1.04cm" svg:y1="0.1cm" svg:x2="1.04cm" svg:y2="9.1cm"><text:p/></draw:line><draw:line draw:style-name="gr59" draw:text-style-name="P116" svg:x1="1.54cm" svg:y1="0.1cm" svg:x2="1.54cm" svg:y2="9.1cm"><text:p/></draw:line><draw:line draw:style-name="gr59" draw:text-style-name="P116" svg:x1="2.04cm" svg:y1="0.1cm" svg:x2="2.04cm" svg:y2="9.1cm"><text:p/></draw:line><draw:line draw:style-name="gr59" draw:text-style-name="P116" svg:x1="2.54cm" svg:y1="0.1cm" svg:x2="2.54cm" svg:y2="9.1cm"><text:p/></draw:line><draw:line draw:style-name="gr59" draw:text-style-name="P116" svg:x1="3.041cm" svg:y1="0.1cm" svg:x2="3.041cm" svg:y2="9.1cm"><text:p/></draw:line><draw:line draw:style-name="gr59" draw:text-style-name="P116" svg:x1="3.541cm" svg:y1="0.1cm" svg:x2="3.541cm" svg:y2="9.1cm"><text:p/></draw:line><draw:line draw:style-name="gr59" draw:text-style-name="P116" svg:x1="4.041cm" svg:y1="0.1cm" svg:x2="4.041cm" svg:y2="9.1cm"><text:p/></draw:line><draw:line draw:style-name="gr59" draw:text-style-name="P116" svg:x1="4.541cm" svg:y1="0.1cm" svg:x2="4.541cm" svg:y2="9.1cm"><text:p/></draw:line><draw:line draw:style-name="gr59" draw:text-style-name="P116" svg:x1="5.041cm" svg:y1="0.1cm" svg:x2="5.041cm" svg:y2="9.1cm"><text:p/></draw:line><draw:line draw:style-name="gr59" draw:text-style-name="P116" svg:x1="5.541cm" svg:y1="0.1cm" svg:x2="5.541cm" svg:y2="9.1cm"><text:p/></draw:line><draw:line draw:style-name="gr59" draw:text-style-name="P116" svg:x1="6.04cm" svg:y1="0.1cm" svg:x2="6.04cm" svg:y2="9.1cm"><text:p/></draw:line><draw:line draw:style-name="gr59" draw:text-style-name="P116" svg:x1="6.54cm" svg:y1="0.1cm" svg:x2="6.54cm" svg:y2="9.1cm"><text:p/></draw:line><draw:line draw:style-name="gr59" draw:text-style-name="P116" svg:x1="7.04cm" svg:y1="0.1cm" svg:x2="7.04cm" svg:y2="9.1cm"><text:p/></draw:line><draw:line draw:style-name="gr59" draw:text-style-name="P116" svg:x1="7.54cm" svg:y1="0.1cm" svg:x2="7.54cm" svg:y2="9.1cm"><text:p/></draw:line><draw:line draw:style-name="gr59" draw:text-style-name="P116" svg:x1="8.04cm" svg:y1="0.1cm" svg:x2="8.04cm" svg:y2="9.1cm"><text:p/></draw:line><draw:line draw:style-name="gr59" draw:text-style-name="P116" svg:x1="8.54cm" svg:y1="0.1cm" svg:x2="8.54cm" svg:y2="9.1cm"><text:p/></draw:line><draw:line draw:style-name="gr59" draw:text-style-name="P116" svg:x1="9.04cm" svg:y1="0.1cm" svg:x2="9.04cm" svg:y2="9.1cm"><text:p/></draw:line><draw:line draw:style-name="gr59" draw:text-style-name="P116" svg:x1="0.04cm" svg:y1="0.1cm" svg:x2="9.04cm" svg:y2="0.1cm"><text:p/></draw:line><draw:line draw:style-name="gr59" draw:text-style-name="P116" svg:x1="0.04cm" svg:y1="0.6cm" svg:x2="9.04cm" svg:y2="0.6cm"><text:p/></draw:line><draw:line draw:style-name="gr59" draw:text-style-name="P116" svg:x1="0.04cm" svg:y1="1.1cm" svg:x2="9.04cm" svg:y2="1.1cm"><text:p/></draw:line><draw:line draw:style-name="gr59" draw:text-style-name="P116" svg:x1="0.04cm" svg:y1="1.6cm" svg:x2="9.04cm" svg:y2="1.6cm"><text:p/></draw:line><draw:line draw:style-name="gr59" draw:text-style-name="P116" svg:x1="0.04cm" svg:y1="2.096cm" svg:x2="9.04cm" svg:y2="2.096cm"><text:p/></draw:line><draw:line draw:style-name="gr59" draw:text-style-name="P116" svg:x1="0.04cm" svg:y1="2.6cm" svg:x2="9.04cm" svg:y2="2.6cm"><text:p/></draw:line><draw:line draw:style-name="gr59" draw:text-style-name="P116" svg:x1="0.04cm" svg:y1="3.099cm" svg:x2="9.04cm" svg:y2="3.099cm"><text:p/></draw:line><draw:line draw:style-name="gr59" draw:text-style-name="P116" svg:x1="0.04cm" svg:y1="3.6cm" svg:x2="9.04cm" svg:y2="3.6cm"><text:p/></draw:line><draw:line draw:style-name="gr59" draw:text-style-name="P116" svg:x1="0.04cm" svg:y1="4.101cm" svg:x2="9.04cm" svg:y2="4.101cm"><text:p/></draw:line><draw:line draw:style-name="gr59" draw:text-style-name="P116" svg:x1="0.04cm" svg:y1="4.6cm" svg:x2="9.04cm" svg:y2="4.6cm"><text:p/></draw:line><draw:line draw:style-name="gr59" draw:text-style-name="P116" svg:x1="0.04cm" svg:y1="5.101cm" svg:x2="9.04cm" svg:y2="5.101cm"><text:p/></draw:line><draw:line draw:style-name="gr59" draw:text-style-name="P116" svg:x1="0.04cm" svg:y1="5.601cm" svg:x2="9.04cm" svg:y2="5.601cm"><text:p/></draw:line><draw:line draw:style-name="gr59" draw:text-style-name="P116" svg:x1="0.04cm" svg:y1="6.1cm" svg:x2="9.04cm" svg:y2="6.1cm"><text:p/></draw:line><draw:line draw:style-name="gr59" draw:text-style-name="P116" svg:x1="0.04cm" svg:y1="6.601cm" svg:x2="9.04cm" svg:y2="6.601cm"><text:p/></draw:line><draw:line draw:style-name="gr59" draw:text-style-name="P116" svg:x1="0.04cm" svg:y1="7.1cm" svg:x2="9.04cm" svg:y2="7.1cm"><text:p/></draw:line><draw:line draw:style-name="gr59" draw:text-style-name="P116" svg:x1="0.04cm" svg:y1="7.6cm" svg:x2="9.04cm" svg:y2="7.6cm"><text:p/></draw:line><draw:line draw:style-name="gr59" draw:text-style-name="P116" svg:x1="0.04cm" svg:y1="8.1cm" svg:x2="9.04cm" svg:y2="8.1cm"><text:p/></draw:line><draw:line draw:style-name="gr59" draw:text-style-name="P116" svg:x1="0.04cm" svg:y1="8.6cm" svg:x2="9.04cm" svg:y2="8.6cm"><text:p/></draw:line><draw:line draw:style-name="gr59" draw:text-style-name="P116" svg:x1="0.04cm" svg:y1="9.1cm" svg:x2="9.04cm" svg:y2="9.1cm"><text:p/></draw:line></draw:g><draw:g draw:style-name="gr5"><draw:line draw:style-name="gr39" draw:text-style-name="P114" svg:x1="5.025cm" svg:y1="5.112cm" svg:x2="3.542cm" svg:y2="5.112cm"><text:p/></draw:line><draw:line draw:style-name="gr39" draw:text-style-name="P114" svg:x1="3.542cm" svg:y1="6.599cm" svg:x2="3.542cm" svg:y2="5.112cm"><text:p/></draw:line><draw:line draw:style-name="gr39" draw:text-style-name="P114" svg:x1="3.542cm" svg:y1="6.599cm" svg:x2="5.025cm" svg:y2="5.112cm"><text:p/></draw:line><draw:frame draw:style-name="gr60" draw:text-style-name="P121" svg:width="0.692cm" svg:height="0.678cm" svg:x="2.943cm" svg:y="4.708cm"><draw:text-box><text:p text:style-name="P120"><text:span text:style-name="T82">A</text:span></text:p></draw:text-box></draw:frame><draw:frame draw:style-name="gr60" draw:text-style-name="P121" svg:width="0.692cm" svg:height="0.678cm" svg:x="4.83cm" svg:y="4.576cm"><draw:text-box><text:p text:style-name="P120"><text:span text:style-name="T82">B</text:span></text:p></draw:text-box></draw:frame><draw:frame draw:style-name="gr60" draw:text-style-name="P121" svg:width="0.692cm" svg:height="0.678cm" svg:x="3.052cm" svg:y="6.46cm"><draw:text-box><text:p text:style-name="P120"><text:span text:style-name="T82">C</text:span></text:p></draw:text-box></draw:frame></draw:g><draw:frame draw:style-name="gr60" draw:text-style-name="P121" svg:width="0.694cm" svg:height="0.678cm" svg:x="5.961cm" svg:y="5.177cm"><draw:text-box><text:p text:style-name="P120"><text:span text:style-name="T82">O</text:span></text:p></draw:text-box></draw:frame><draw:g draw:style-name="gr5"><draw:line draw:style-name="gr39" draw:text-style-name="P114" svg:x1="6.18cm" svg:y1="5.738cm" svg:x2="5.883cm" svg:y2="5.441cm"><text:p/></draw:line><draw:line draw:style-name="gr39" draw:text-style-name="P114" svg:x1="5.883cm" svg:y1="5.738cm" svg:x2="6.18cm" svg:y2="5.441cm"><text:p/></draw:line></draw:g><draw:frame draw:style-name="gr60" draw:text-style-name="P121" svg:width="0.692cm" svg:height="0.678cm" svg:x="7.428cm" svg:y="6.148cm"><draw:text-box><text:p text:style-name="P120"><text:span text:style-name="T82">E</text:span></text:p></draw:text-box></draw:frame><draw:g draw:style-name="gr5"><draw:frame draw:style-name="gr60" draw:text-style-name="P121" svg:width="0.694cm" svg:height="0.678cm" svg:x="5.945cm" svg:y="8.554cm"><draw:text-box><text:p text:style-name="P120"><text:span text:style-name="T82">G</text:span></text:p></draw:text-box></draw:frame><draw:line draw:style-name="gr39" draw:text-style-name="P114" svg:x1="8.551cm" svg:y1="8.597cm" svg:x2="6.537cm" svg:y2="8.597cm"><text:p/></draw:line><draw:line draw:style-name="gr39" draw:text-style-name="P114" svg:x1="7.528cm" svg:y1="6.598cm" svg:x2="6.537cm" svg:y2="8.596cm"><text:p/></draw:line><draw:line draw:style-name="gr39" draw:text-style-name="P114" svg:x1="7.527cm" svg:y1="6.598cm" svg:x2="8.55cm" svg:y2="8.607cm"><text:p/></draw:line><draw:frame draw:style-name="gr60" draw:text-style-name="P121" svg:width="0.694cm" svg:height="0.678cm" svg:x="8.416cm" svg:y="8.494cm"><draw:text-box><text:p text:style-name="P120"><text:span text:style-name="T82">F</text:span></text:p></draw:text-box></draw:frame></draw:g></draw:g></text:p>
      <text:p text:style-name="P88"/>
      <text:p text:style-name="P88"/>
      <text:p text:style-name="P88"/>
      <text:p text:style-name="P88"/>
      <text:p text:style-name="P88"/>
      <text:p text:style-name="P88"/>
      <text:p text:style-name="P92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list xml:id="list152113153133779" text:continue-list="list152113249102174" text:style-name="Num_5f_Exo">
        <text:list-item>
          <text:h text:style-name="P44" text:outline-level="1"> Dans chacun des <text:span text:style-name="T30">cas</text:span> <text:span text:style-name="T28">suivants</text:span>, <text:span text:style-name="T30">la figure verte</text:span> est l’image de <text:span text:style-name="T30">la figure rouge</text:span> par une homothétie.</text:h>
        </text:list-item>
      </text:list>
      <text:p text:style-name="P34">Détermine son centre et son rapport.</text:p>
      <text:list xml:id="list152113368172148" text:continue-list="list152113777605885" text:style-name="liste_5f_abc">
        <text:list-item text:start-value="1">
          <text:p text:style-name="P93"><draw:g text:anchor-type="paragraph" draw:z-index="23" draw:name="Forme1" draw:style-name="gr31"><draw:g draw:style-name="gr5"><draw:line draw:style-name="gr39" draw:text-style-name="P114" svg:x1="8.138cm" svg:y1="2.63cm" svg:x2="7.838cm" svg:y2="2.33cm"><text:p/></draw:line><draw:line draw:style-name="gr39" draw:text-style-name="P114" svg:x1="7.838cm" svg:y1="2.63cm" svg:x2="8.138cm" svg:y2="2.33cm"><text:p/></draw:line></draw:g><draw:custom-shape draw:style-name="gr61" draw:text-style-name="P114" svg:width="1.5cm" svg:height="1.003cm" svg:x="5.496cm" svg:y="1.972cm"><text:p/><draw:enhanced-geometry svg:viewBox="0 0 21600 21600" draw:type="rectangle" draw:enhanced-path="M 0 0 L 21600 0 21600 21600 0 21600 0 0 Z N"/></draw:custom-shape><draw:custom-shape draw:style-name="gr62" draw:text-style-name="P114" svg:width="4.5cm" svg:height="3.003cm" svg:x="0.495cm" svg:y="0.972cm"><text:p/><draw:enhanced-geometry svg:viewBox="0 0 21600 21600" draw:type="rectangle" draw:enhanced-path="M 0 0 L 21600 0 21600 21600 0 21600 0 0 Z N"/></draw:custom-shape><draw:g draw:style-name="gr5"><draw:line draw:style-name="gr39" draw:text-style-name="P114" svg:x1="5.396cm" svg:y1="2.63cm" svg:x2="5.096cm" svg:y2="2.33cm"><text:p/></draw:line><draw:line draw:style-name="gr39" draw:text-style-name="P114" svg:x1="5.096cm" svg:y1="2.63cm" svg:x2="5.396cm" svg:y2="2.33cm"><text:p/></draw:line></draw:g><draw:frame draw:style-name="gr40" draw:text-style-name="P119" svg:width="0.701cm" svg:height="0.678cm" svg:x="7.996cm" svg:y="1.912cm"><draw:text-box><text:p text:style-name="P117"><text:span text:style-name="T82">A</text:span></text:p></draw:text-box></draw:frame><draw:frame draw:style-name="gr40" draw:text-style-name="P119" svg:width="0.701cm" svg:height="0.678cm" svg:x="4.895cm" svg:y="1.81cm"><draw:text-box><text:p text:style-name="P117"><text:span text:style-name="T82">B</text:span></text:p></draw:text-box></draw:frame><draw:g draw:style-name="gr5"><draw:line draw:style-name="gr51" draw:text-style-name="P116" svg:x1="0.469cm" svg:y1="0.486cm" svg:x2="0.469cm" svg:y2="3.986cm"><text:p/></draw:line><draw:line draw:style-name="gr51" draw:text-style-name="P116" svg:x1="0.969cm" svg:y1="0.486cm" svg:x2="0.969cm" svg:y2="3.986cm"><text:p/></draw:line><draw:line draw:style-name="gr51" draw:text-style-name="P116" svg:x1="1.469cm" svg:y1="0.486cm" svg:x2="1.469cm" svg:y2="3.986cm"><text:p/></draw:line><draw:line draw:style-name="gr51" draw:text-style-name="P116" svg:x1="1.967cm" svg:y1="0.486cm" svg:x2="1.967cm" svg:y2="3.986cm"><text:p/></draw:line><draw:line draw:style-name="gr51" draw:text-style-name="P116" svg:x1="2.469cm" svg:y1="0.486cm" svg:x2="2.469cm" svg:y2="3.986cm"><text:p/></draw:line><draw:line draw:style-name="gr51" draw:text-style-name="P116" svg:x1="2.967cm" svg:y1="0.486cm" svg:x2="2.967cm" svg:y2="3.986cm"><text:p/></draw:line><draw:line draw:style-name="gr51" draw:text-style-name="P116" svg:x1="3.468cm" svg:y1="0.486cm" svg:x2="3.468cm" svg:y2="3.986cm"><text:p/></draw:line><draw:line draw:style-name="gr51" draw:text-style-name="P116" svg:x1="3.969cm" svg:y1="0.486cm" svg:x2="3.969cm" svg:y2="3.986cm"><text:p/></draw:line><draw:line draw:style-name="gr51" draw:text-style-name="P116" svg:x1="4.469cm" svg:y1="0.486cm" svg:x2="4.469cm" svg:y2="3.986cm"><text:p/></draw:line><draw:line draw:style-name="gr51" draw:text-style-name="P116" svg:x1="4.969cm" svg:y1="0.486cm" svg:x2="4.969cm" svg:y2="3.986cm"><text:p/></draw:line><draw:line draw:style-name="gr51" draw:text-style-name="P116" svg:x1="5.469cm" svg:y1="0.486cm" svg:x2="5.469cm" svg:y2="3.986cm"><text:p/></draw:line><draw:line draw:style-name="gr51" draw:text-style-name="P116" svg:x1="5.969cm" svg:y1="0.486cm" svg:x2="5.969cm" svg:y2="3.986cm"><text:p/></draw:line><draw:line draw:style-name="gr51" draw:text-style-name="P116" svg:x1="6.469cm" svg:y1="0.486cm" svg:x2="6.469cm" svg:y2="3.986cm"><text:p/></draw:line><draw:line draw:style-name="gr51" draw:text-style-name="P116" svg:x1="6.969cm" svg:y1="0.486cm" svg:x2="6.969cm" svg:y2="3.986cm"><text:p/></draw:line><draw:line draw:style-name="gr51" draw:text-style-name="P116" svg:x1="7.469cm" svg:y1="0.486cm" svg:x2="7.469cm" svg:y2="3.986cm"><text:p/></draw:line><draw:line draw:style-name="gr51" draw:text-style-name="P116" svg:x1="7.969cm" svg:y1="0.486cm" svg:x2="7.969cm" svg:y2="3.986cm"><text:p/></draw:line><draw:line draw:style-name="gr51" draw:text-style-name="P116" svg:x1="8.469cm" svg:y1="0.486cm" svg:x2="8.469cm" svg:y2="3.986cm"><text:p/></draw:line><draw:line draw:style-name="gr51" draw:text-style-name="P116" svg:x1="8.969cm" svg:y1="0.486cm" svg:x2="8.969cm" svg:y2="3.986cm"><text:p/></draw:line><draw:line draw:style-name="gr51" draw:text-style-name="P116" svg:x1="0.469cm" svg:y1="0.486cm" svg:x2="8.969cm" svg:y2="0.486cm"><text:p/></draw:line><draw:line draw:style-name="gr51" draw:text-style-name="P116" svg:x1="0.469cm" svg:y1="0.986cm" svg:x2="8.969cm" svg:y2="0.986cm"><text:p/></draw:line><draw:line draw:style-name="gr51" draw:text-style-name="P116" svg:x1="0.469cm" svg:y1="1.486cm" svg:x2="8.969cm" svg:y2="1.486cm"><text:p/></draw:line><draw:line draw:style-name="gr51" draw:text-style-name="P116" svg:x1="0.469cm" svg:y1="1.986cm" svg:x2="8.969cm" svg:y2="1.986cm"><text:p/></draw:line><draw:line draw:style-name="gr51" draw:text-style-name="P116" svg:x1="0.469cm" svg:y1="2.486cm" svg:x2="8.969cm" svg:y2="2.486cm"><text:p/></draw:line><draw:line draw:style-name="gr51" draw:text-style-name="P116" svg:x1="0.469cm" svg:y1="2.986cm" svg:x2="8.969cm" svg:y2="2.986cm"><text:p/></draw:line><draw:line draw:style-name="gr51" draw:text-style-name="P116" svg:x1="0.469cm" svg:y1="3.487cm" svg:x2="8.969cm" svg:y2="3.487cm"><text:p/></draw:line><draw:line draw:style-name="gr51" draw:text-style-name="P116" svg:x1="0.469cm" svg:y1="3.988cm" svg:x2="8.969cm" svg:y2="3.988cm"><text:p/></draw:line></draw:g></draw:g></text:p>
        </text:list-item>
      </text:list>
      <text:p text:style-name="P27"/>
      <text:p text:style-name="P27"/>
      <text:list xml:id="list152113845567896" text:continue-list="list152113174186698" text:style-name="_5f_Numérotation_20_des_20_exercices_20_livrets">
        <text:list-item>
          <text:list>
            <text:list-header>
              <text:p text:style-name="P94"/>
              <text:p text:style-name="P94"/>
              <text:p text:style-name="P94"/>
              <text:p text:style-name="P98"><text:span text:style-name="T40">C</text:span>entre : <text:span text:style-name="_5f_pointillés_20_gris"><text:span text:style-name="T33"><text:tab/></text:span></text:span></text:p>
            </text:list-header>
          </text:list>
        </text:list-item>
      </text:list>
      <text:p text:style-name="P30"><text:span text:style-name="_5f_pointillés_20_gris"><text:span text:style-name="T25">R</text:span></text:span><text:span text:style-name="_5f_pointillés_20_gris"><text:span text:style-name="T22">apport :</text:span></text:span><text:span text:style-name="_5f_pointillés_20_gris"><text:span text:style-name="T21"> </text:span></text:span><text:span text:style-name="_5f_pointillés_20_gris"><text:span text:style-name="T34"><text:tab/></text:span></text:span></text:p>
      <text:list xml:id="list152113840508743" text:continue-list="list152113368172148" text:style-name="liste_5f_abc">
        <text:list-item>
          <text:p text:style-name="P99"><draw:g text:anchor-type="paragraph" draw:z-index="25" draw:name="Forme3" draw:style-name="gr31"><draw:g draw:style-name="gr5"><draw:line draw:style-name="gr51" draw:text-style-name="P116" svg:x1="0.613cm" svg:y1="0.567cm" svg:x2="0.613cm" svg:y2="4.067cm"><text:p/></draw:line><draw:line draw:style-name="gr51" draw:text-style-name="P116" svg:x1="1.113cm" svg:y1="0.567cm" svg:x2="1.113cm" svg:y2="4.067cm"><text:p/></draw:line><draw:line draw:style-name="gr51" draw:text-style-name="P116" svg:x1="1.613cm" svg:y1="0.567cm" svg:x2="1.613cm" svg:y2="4.067cm"><text:p/></draw:line><draw:line draw:style-name="gr51" draw:text-style-name="P116" svg:x1="2.113cm" svg:y1="0.567cm" svg:x2="2.113cm" svg:y2="4.067cm"><text:p/></draw:line><draw:line draw:style-name="gr51" draw:text-style-name="P116" svg:x1="2.613cm" svg:y1="0.567cm" svg:x2="2.613cm" svg:y2="4.067cm"><text:p/></draw:line><draw:line draw:style-name="gr51" draw:text-style-name="P116" svg:x1="3.113cm" svg:y1="0.567cm" svg:x2="3.113cm" svg:y2="4.067cm"><text:p/></draw:line><draw:line draw:style-name="gr51" draw:text-style-name="P116" svg:x1="3.614cm" svg:y1="0.567cm" svg:x2="3.614cm" svg:y2="4.067cm"><text:p/></draw:line><draw:line draw:style-name="gr51" draw:text-style-name="P116" svg:x1="4.115cm" svg:y1="0.567cm" svg:x2="4.115cm" svg:y2="4.067cm"><text:p/></draw:line><draw:line draw:style-name="gr51" draw:text-style-name="P116" svg:x1="4.613cm" svg:y1="0.567cm" svg:x2="4.613cm" svg:y2="4.067cm"><text:p/></draw:line><draw:line draw:style-name="gr51" draw:text-style-name="P116" svg:x1="5.113cm" svg:y1="0.567cm" svg:x2="5.113cm" svg:y2="4.067cm"><text:p/></draw:line><draw:line draw:style-name="gr51" draw:text-style-name="P116" svg:x1="5.613cm" svg:y1="0.567cm" svg:x2="5.613cm" svg:y2="4.067cm"><text:p/></draw:line><draw:line draw:style-name="gr51" draw:text-style-name="P116" svg:x1="6.113cm" svg:y1="0.567cm" svg:x2="6.113cm" svg:y2="4.067cm"><text:p/></draw:line><draw:line draw:style-name="gr51" draw:text-style-name="P116" svg:x1="6.613cm" svg:y1="0.567cm" svg:x2="6.613cm" svg:y2="4.067cm"><text:p/></draw:line><draw:line draw:style-name="gr51" draw:text-style-name="P116" svg:x1="7.113cm" svg:y1="0.567cm" svg:x2="7.113cm" svg:y2="4.067cm"><text:p/></draw:line><draw:line draw:style-name="gr51" draw:text-style-name="P116" svg:x1="7.613cm" svg:y1="0.567cm" svg:x2="7.613cm" svg:y2="4.067cm"><text:p/></draw:line><draw:line draw:style-name="gr51" draw:text-style-name="P116" svg:x1="8.113cm" svg:y1="0.567cm" svg:x2="8.113cm" svg:y2="4.067cm"><text:p/></draw:line><draw:line draw:style-name="gr51" draw:text-style-name="P116" svg:x1="8.613cm" svg:y1="0.567cm" svg:x2="8.613cm" svg:y2="4.067cm"><text:p/></draw:line><draw:line draw:style-name="gr51" draw:text-style-name="P116" svg:x1="9.113cm" svg:y1="0.567cm" svg:x2="9.113cm" svg:y2="4.067cm"><text:p/></draw:line><draw:line draw:style-name="gr51" draw:text-style-name="P116" svg:x1="0.613cm" svg:y1="0.567cm" svg:x2="9.113cm" svg:y2="0.567cm"><text:p/></draw:line><draw:line draw:style-name="gr51" draw:text-style-name="P116" svg:x1="0.613cm" svg:y1="1.067cm" svg:x2="9.113cm" svg:y2="1.067cm"><text:p/></draw:line><draw:line draw:style-name="gr51" draw:text-style-name="P116" svg:x1="0.613cm" svg:y1="1.567cm" svg:x2="9.113cm" svg:y2="1.567cm"><text:p/></draw:line><draw:line draw:style-name="gr51" draw:text-style-name="P116" svg:x1="0.613cm" svg:y1="2.067cm" svg:x2="9.113cm" svg:y2="2.067cm"><text:p/></draw:line><draw:line draw:style-name="gr51" draw:text-style-name="P116" svg:x1="0.613cm" svg:y1="2.567cm" svg:x2="9.113cm" svg:y2="2.567cm"><text:p/></draw:line><draw:line draw:style-name="gr51" draw:text-style-name="P116" svg:x1="0.613cm" svg:y1="3.067cm" svg:x2="9.113cm" svg:y2="3.067cm"><text:p/></draw:line><draw:line draw:style-name="gr51" draw:text-style-name="P116" svg:x1="0.613cm" svg:y1="3.565cm" svg:x2="9.113cm" svg:y2="3.565cm"><text:p/></draw:line><draw:line draw:style-name="gr51" draw:text-style-name="P116" svg:x1="0.613cm" svg:y1="4.066cm" svg:x2="9.113cm" svg:y2="4.066cm"><text:p/></draw:line></draw:g><draw:g draw:style-name="gr5"><draw:line draw:style-name="gr39" draw:text-style-name="P114" svg:x1="8.245cm" svg:y1="2.718cm" svg:x2="7.945cm" svg:y2="2.418cm"><text:p/></draw:line><draw:line draw:style-name="gr39" draw:text-style-name="P114" svg:x1="7.945cm" svg:y1="2.718cm" svg:x2="8.245cm" svg:y2="2.418cm"><text:p/></draw:line></draw:g><draw:g draw:style-name="gr5"><draw:line draw:style-name="gr39" draw:text-style-name="P114" svg:x1="5.257cm" svg:y1="3.219cm" svg:x2="4.957cm" svg:y2="2.919cm"><text:p/></draw:line><draw:line draw:style-name="gr39" draw:text-style-name="P114" svg:x1="4.957cm" svg:y1="3.219cm" svg:x2="5.257cm" svg:y2="2.919cm"><text:p/></draw:line></draw:g><draw:frame draw:style-name="gr40" draw:text-style-name="P119" svg:width="0.703cm" svg:height="0.678cm" svg:x="8.102cm" svg:y="2cm"><draw:text-box><text:p text:style-name="P117"><text:span text:style-name="T82">A</text:span></text:p></draw:text-box></draw:frame><draw:frame draw:style-name="gr40" draw:text-style-name="P119" svg:width="0.703cm" svg:height="0.678cm" svg:x="5.001cm" svg:y="2.404cm"><draw:text-box><text:p text:style-name="P117"><text:span text:style-name="T82">B</text:span></text:p></draw:text-box></draw:frame><draw:custom-shape draw:style-name="gr57" draw:text-style-name="P114" svg:width="1.003cm" svg:height="2.003cm" svg:x="5.608cm" svg:y="2.071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8" draw:text-style-name="P114" svg:width="0.5cm" svg:height="1.003cm" draw:transform="rotate (-3.14159265358979) translate (4.86480555555556cm 3.564819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text:s/></text:p>
        </text:list-item>
      </text:list>
      <text:p text:style-name="P27"/>
      <text:p text:style-name="P27"/>
      <text:p text:style-name="P27"/>
      <text:p text:style-name="P27"/>
      <text:p text:style-name="P27"/>
      <text:list xml:id="list152113403736733" text:continue-list="list152113845567896" text:style-name="_5f_Numérotation_20_des_20_exercices_20_livrets">
        <text:list-item>
          <text:list>
            <text:list-header>
              <text:p text:style-name="P100"><text:span text:style-name="T40">C</text:span>entre : <text:span text:style-name="_5f_pointillés_20_gris"><text:span text:style-name="T33"><text:tab/></text:span></text:span></text:p>
              <text:p text:style-name="P84"><text:span text:style-name="_5f_pointillés_20_gris"><text:span text:style-name="T25">R</text:span></text:span><text:span text:style-name="_5f_pointillés_20_gris"><text:span text:style-name="T22">apport :</text:span></text:span><text:span text:style-name="_5f_pointillés_20_gris"><text:span text:style-name="T21"> </text:span></text:span><text:span text:style-name="_5f_pointillés_20_gris"><text:span text:style-name="T34"><text:tab/></text:span></text:span></text:p>
            </text:list-header>
          </text:list>
        </text:list-item>
      </text:list>
      <text:list xml:id="list152113751071009" text:continue-list="list152113840508743" text:style-name="liste_5f_abc">
        <text:list-item>
          <text:p text:style-name="P103"><draw:g text:anchor-type="paragraph" draw:z-index="26" draw:name="Forme4" draw:style-name="gr31"><draw:g draw:style-name="gr5"><draw:line draw:style-name="gr39" draw:text-style-name="P114" svg:x1="8.278cm" svg:y1="2.142cm" svg:x2="7.978cm" svg:y2="1.842cm"><text:p/></draw:line><draw:line draw:style-name="gr39" draw:text-style-name="P114" svg:x1="7.978cm" svg:y1="2.142cm" svg:x2="8.278cm" svg:y2="1.842cm"><text:p/></draw:line></draw:g><draw:custom-shape draw:style-name="gr54" draw:text-style-name="P114" svg:width="1.502cm" svg:height="1.003cm" svg:x="5.637cm" svg:y="1.485cm"><text:p/><draw:enhanced-geometry svg:viewBox="0 0 21600 21600" draw:type="rectangle" draw:enhanced-path="M 0 0 L 21600 0 21600 21600 0 21600 0 0 Z N"/></draw:custom-shape><draw:custom-shape draw:style-name="gr55" draw:text-style-name="P114" svg:width="4.5cm" svg:height="3.003cm" svg:x="0.636cm" svg:y="0.485cm"><text:p/><draw:enhanced-geometry svg:viewBox="0 0 21600 21600" draw:type="rectangle" draw:enhanced-path="M 0 0 L 21600 0 21600 21600 0 21600 0 0 Z N"/></draw:custom-shape><draw:g draw:style-name="gr5"><draw:line draw:style-name="gr39" draw:text-style-name="P114" svg:x1="5.536cm" svg:y1="2.142cm" svg:x2="5.236cm" svg:y2="1.842cm"><text:p/></draw:line><draw:line draw:style-name="gr39" draw:text-style-name="P114" svg:x1="5.236cm" svg:y1="2.142cm" svg:x2="5.536cm" svg:y2="1.842cm"><text:p/></draw:line></draw:g><draw:frame draw:style-name="gr56" draw:text-style-name="P119" svg:width="0.701cm" svg:height="0.68cm" svg:x="8.137cm" svg:y="1.425cm"><draw:text-box><text:p text:style-name="P117"><text:span text:style-name="T82">A</text:span></text:p></draw:text-box></draw:frame><draw:frame draw:style-name="gr56" draw:text-style-name="P119" svg:width="0.701cm" svg:height="0.68cm" svg:x="5.036cm" svg:y="1.323cm"><draw:text-box><text:p text:style-name="P117"><text:span text:style-name="T82">B</text:span></text:p></draw:text-box></draw:frame><draw:g draw:style-name="gr5"><draw:line draw:style-name="gr51" draw:text-style-name="P116" svg:x1="0.609cm" svg:y1="0cm" svg:x2="0.609cm" svg:y2="3.5cm"><text:p/></draw:line><draw:line draw:style-name="gr51" draw:text-style-name="P116" svg:x1="1.109cm" svg:y1="0cm" svg:x2="1.109cm" svg:y2="3.5cm"><text:p/></draw:line><draw:line draw:style-name="gr51" draw:text-style-name="P116" svg:x1="1.608cm" svg:y1="0cm" svg:x2="1.608cm" svg:y2="3.5cm"><text:p/></draw:line><draw:line draw:style-name="gr51" draw:text-style-name="P116" svg:x1="2.108cm" svg:y1="0cm" svg:x2="2.108cm" svg:y2="3.5cm"><text:p/></draw:line><draw:line draw:style-name="gr51" draw:text-style-name="P116" svg:x1="2.608cm" svg:y1="0cm" svg:x2="2.608cm" svg:y2="3.5cm"><text:p/></draw:line><draw:line draw:style-name="gr51" draw:text-style-name="P116" svg:x1="3.108cm" svg:y1="0cm" svg:x2="3.108cm" svg:y2="3.5cm"><text:p/></draw:line><draw:line draw:style-name="gr51" draw:text-style-name="P116" svg:x1="3.609cm" svg:y1="0cm" svg:x2="3.609cm" svg:y2="3.5cm"><text:p/></draw:line><draw:line draw:style-name="gr51" draw:text-style-name="P116" svg:x1="4.11cm" svg:y1="0cm" svg:x2="4.11cm" svg:y2="3.5cm"><text:p/></draw:line><draw:line draw:style-name="gr51" draw:text-style-name="P116" svg:x1="4.609cm" svg:y1="0cm" svg:x2="4.609cm" svg:y2="3.5cm"><text:p/></draw:line><draw:line draw:style-name="gr51" draw:text-style-name="P116" svg:x1="5.109cm" svg:y1="0cm" svg:x2="5.109cm" svg:y2="3.5cm"><text:p/></draw:line><draw:line draw:style-name="gr51" draw:text-style-name="P116" svg:x1="5.609cm" svg:y1="0cm" svg:x2="5.609cm" svg:y2="3.5cm"><text:p/></draw:line><draw:line draw:style-name="gr51" draw:text-style-name="P116" svg:x1="6.109cm" svg:y1="0cm" svg:x2="6.109cm" svg:y2="3.5cm"><text:p/></draw:line><draw:line draw:style-name="gr51" draw:text-style-name="P116" svg:x1="6.609cm" svg:y1="0cm" svg:x2="6.609cm" svg:y2="3.5cm"><text:p/></draw:line><draw:line draw:style-name="gr51" draw:text-style-name="P116" svg:x1="7.109cm" svg:y1="0cm" svg:x2="7.109cm" svg:y2="3.5cm"><text:p/></draw:line><draw:line draw:style-name="gr51" draw:text-style-name="P116" svg:x1="7.609cm" svg:y1="0cm" svg:x2="7.609cm" svg:y2="3.5cm"><text:p/></draw:line><draw:line draw:style-name="gr51" draw:text-style-name="P116" svg:x1="8.108cm" svg:y1="0cm" svg:x2="8.108cm" svg:y2="3.5cm"><text:p/></draw:line><draw:line draw:style-name="gr51" draw:text-style-name="P116" svg:x1="8.608cm" svg:y1="0cm" svg:x2="8.608cm" svg:y2="3.5cm"><text:p/></draw:line><draw:line draw:style-name="gr51" draw:text-style-name="P116" svg:x1="9.108cm" svg:y1="0cm" svg:x2="9.108cm" svg:y2="3.5cm"><text:p/></draw:line><draw:line draw:style-name="gr51" draw:text-style-name="P116" svg:x1="0.609cm" svg:y1="0cm" svg:x2="9.109cm" svg:y2="0cm"><text:p/></draw:line><draw:line draw:style-name="gr51" draw:text-style-name="P116" svg:x1="0.609cm" svg:y1="0.496cm" svg:x2="9.109cm" svg:y2="0.496cm"><text:p/></draw:line><draw:line draw:style-name="gr51" draw:text-style-name="P116" svg:x1="0.609cm" svg:y1="0.998cm" svg:x2="9.109cm" svg:y2="0.998cm"><text:p/></draw:line><draw:line draw:style-name="gr51" draw:text-style-name="P116" svg:x1="0.609cm" svg:y1="1.498cm" svg:x2="9.109cm" svg:y2="1.498cm"><text:p/></draw:line><draw:line draw:style-name="gr51" draw:text-style-name="P116" svg:x1="0.609cm" svg:y1="1.997cm" svg:x2="9.109cm" svg:y2="1.997cm"><text:p/></draw:line><draw:line draw:style-name="gr51" draw:text-style-name="P116" svg:x1="0.609cm" svg:y1="2.498cm" svg:x2="9.109cm" svg:y2="2.498cm"><text:p/></draw:line><draw:line draw:style-name="gr51" draw:text-style-name="P116" svg:x1="0.609cm" svg:y1="2.999cm" svg:x2="9.109cm" svg:y2="2.999cm"><text:p/></draw:line><draw:line draw:style-name="gr51" draw:text-style-name="P116" svg:x1="0.609cm" svg:y1="3.5cm" svg:x2="9.109cm" svg:y2="3.5cm"><text:p/></draw:line></draw:g></draw:g><text:soft-page-break/><text:s/></text:p>
        </text:list-item>
      </text:list>
      <text:list xml:id="list152114144569468" text:continue-list="list152113403736733" text:style-name="_5f_Numérotation_20_des_20_exercices_20_livrets">
        <text:list-item>
          <text:list>
            <text:list-header>
              <text:p text:style-name="P95"/>
              <text:p text:style-name="P95"/>
            </text:list-header>
          </text:list>
        </text:list-item>
      </text:list>
      <text:p text:style-name="P97"/>
      <text:p text:style-name="P97"/>
      <text:p text:style-name="P102"/>
      <text:list xml:id="list152113629884177" text:continue-numbering="true" text:style-name="_5f_Numérotation_20_des_20_exercices_20_livrets">
        <text:list-item>
          <text:list>
            <text:list-header>
              <text:p text:style-name="P101"><text:span text:style-name="T40">C</text:span>entre : <text:span text:style-name="_5f_pointillés_20_gris"><text:span text:style-name="T33"><text:tab/></text:span></text:span></text:p>
              <text:p text:style-name="P85"><text:span text:style-name="_5f_pointillés_20_gris"><text:span text:style-name="T24">R</text:span></text:span><text:span text:style-name="_5f_pointillés_20_gris"><text:span text:style-name="T23">apport :</text:span></text:span><text:span text:style-name="_5f_pointillés_20_gris"><text:span text:style-name="T34"> <text:tab/></text:span></text:span></text:p>
            </text:list-header>
          </text:list>
        </text:list-item>
      </text:list>
      <text:list xml:id="list152114617920015" text:continue-list="list152113751071009" text:style-name="liste_5f_abc">
        <text:list-item>
          <text:p text:style-name="P104"><draw:g text:anchor-type="paragraph" draw:z-index="28" draw:name="Forme5" draw:style-name="gr31"><draw:g draw:style-name="gr5"><draw:line draw:style-name="gr51" draw:text-style-name="P116" svg:x1="0.613cm" svg:y1="0.617cm" svg:x2="0.613cm" svg:y2="4.117cm"><text:p/></draw:line><draw:line draw:style-name="gr51" draw:text-style-name="P116" svg:x1="1.113cm" svg:y1="0.617cm" svg:x2="1.113cm" svg:y2="4.117cm"><text:p/></draw:line><draw:line draw:style-name="gr51" draw:text-style-name="P116" svg:x1="1.613cm" svg:y1="0.617cm" svg:x2="1.613cm" svg:y2="4.117cm"><text:p/></draw:line><draw:line draw:style-name="gr51" draw:text-style-name="P116" svg:x1="2.113cm" svg:y1="0.617cm" svg:x2="2.113cm" svg:y2="4.117cm"><text:p/></draw:line><draw:line draw:style-name="gr51" draw:text-style-name="P116" svg:x1="2.613cm" svg:y1="0.617cm" svg:x2="2.613cm" svg:y2="4.117cm"><text:p/></draw:line><draw:line draw:style-name="gr51" draw:text-style-name="P116" svg:x1="3.113cm" svg:y1="0.617cm" svg:x2="3.113cm" svg:y2="4.117cm"><text:p/></draw:line><draw:line draw:style-name="gr51" draw:text-style-name="P116" svg:x1="3.614cm" svg:y1="0.617cm" svg:x2="3.614cm" svg:y2="4.117cm"><text:p/></draw:line><draw:line draw:style-name="gr51" draw:text-style-name="P116" svg:x1="4.115cm" svg:y1="0.617cm" svg:x2="4.115cm" svg:y2="4.117cm"><text:p/></draw:line><draw:line draw:style-name="gr51" draw:text-style-name="P116" svg:x1="4.613cm" svg:y1="0.617cm" svg:x2="4.613cm" svg:y2="4.117cm"><text:p/></draw:line><draw:line draw:style-name="gr51" draw:text-style-name="P116" svg:x1="5.113cm" svg:y1="0.617cm" svg:x2="5.113cm" svg:y2="4.117cm"><text:p/></draw:line><draw:line draw:style-name="gr51" draw:text-style-name="P116" svg:x1="5.613cm" svg:y1="0.617cm" svg:x2="5.613cm" svg:y2="4.117cm"><text:p/></draw:line><draw:line draw:style-name="gr51" draw:text-style-name="P116" svg:x1="6.113cm" svg:y1="0.617cm" svg:x2="6.113cm" svg:y2="4.117cm"><text:p/></draw:line><draw:line draw:style-name="gr51" draw:text-style-name="P116" svg:x1="6.613cm" svg:y1="0.617cm" svg:x2="6.613cm" svg:y2="4.117cm"><text:p/></draw:line><draw:line draw:style-name="gr51" draw:text-style-name="P116" svg:x1="7.113cm" svg:y1="0.617cm" svg:x2="7.113cm" svg:y2="4.117cm"><text:p/></draw:line><draw:line draw:style-name="gr51" draw:text-style-name="P116" svg:x1="7.613cm" svg:y1="0.617cm" svg:x2="7.613cm" svg:y2="4.117cm"><text:p/></draw:line><draw:line draw:style-name="gr51" draw:text-style-name="P116" svg:x1="8.113cm" svg:y1="0.617cm" svg:x2="8.113cm" svg:y2="4.117cm"><text:p/></draw:line><draw:line draw:style-name="gr51" draw:text-style-name="P116" svg:x1="8.613cm" svg:y1="0.617cm" svg:x2="8.613cm" svg:y2="4.117cm"><text:p/></draw:line><draw:line draw:style-name="gr51" draw:text-style-name="P116" svg:x1="9.113cm" svg:y1="0.617cm" svg:x2="9.113cm" svg:y2="4.117cm"><text:p/></draw:line><draw:line draw:style-name="gr51" draw:text-style-name="P116" svg:x1="0.613cm" svg:y1="0.617cm" svg:x2="9.113cm" svg:y2="0.617cm"><text:p/></draw:line><draw:line draw:style-name="gr51" draw:text-style-name="P116" svg:x1="0.613cm" svg:y1="1.113cm" svg:x2="9.113cm" svg:y2="1.113cm"><text:p/></draw:line><draw:line draw:style-name="gr51" draw:text-style-name="P116" svg:x1="0.613cm" svg:y1="1.617cm" svg:x2="9.113cm" svg:y2="1.617cm"><text:p/></draw:line><draw:line draw:style-name="gr51" draw:text-style-name="P116" svg:x1="0.613cm" svg:y1="2.115cm" svg:x2="9.113cm" svg:y2="2.115cm"><text:p/></draw:line><draw:line draw:style-name="gr51" draw:text-style-name="P116" svg:x1="0.613cm" svg:y1="2.614cm" svg:x2="9.113cm" svg:y2="2.614cm"><text:p/></draw:line><draw:line draw:style-name="gr51" draw:text-style-name="P116" svg:x1="0.613cm" svg:y1="3.115cm" svg:x2="9.113cm" svg:y2="3.115cm"><text:p/></draw:line><draw:line draw:style-name="gr51" draw:text-style-name="P116" svg:x1="0.613cm" svg:y1="3.616cm" svg:x2="9.113cm" svg:y2="3.616cm"><text:p/></draw:line><draw:line draw:style-name="gr51" draw:text-style-name="P116" svg:x1="0.613cm" svg:y1="4.117cm" svg:x2="9.113cm" svg:y2="4.117cm"><text:p/></draw:line></draw:g><draw:g draw:style-name="gr5"><draw:line draw:style-name="gr39" draw:text-style-name="P114" svg:x1="8.257cm" svg:y1="2.772cm" svg:x2="7.957cm" svg:y2="2.472cm"><text:p/></draw:line><draw:line draw:style-name="gr39" draw:text-style-name="P114" svg:x1="7.957cm" svg:y1="2.772cm" svg:x2="8.257cm" svg:y2="2.472cm"><text:p/></draw:line></draw:g><draw:g draw:style-name="gr5"><draw:line draw:style-name="gr39" draw:text-style-name="P114" svg:x1="5.267cm" svg:y1="3.272cm" svg:x2="4.967cm" svg:y2="2.972cm"><text:p/></draw:line><draw:line draw:style-name="gr39" draw:text-style-name="P114" svg:x1="4.967cm" svg:y1="3.272cm" svg:x2="5.267cm" svg:y2="2.972cm"><text:p/></draw:line></draw:g><draw:frame draw:style-name="gr40" draw:text-style-name="P119" svg:width="0.703cm" svg:height="0.678cm" svg:x="8.116cm" svg:y="2.053cm"><draw:text-box><text:p text:style-name="P117"><text:span text:style-name="T82">A</text:span></text:p></draw:text-box></draw:frame><draw:frame draw:style-name="gr40" draw:text-style-name="P119" svg:width="0.703cm" svg:height="0.678cm" svg:x="5.015cm" svg:y="2.455cm"><draw:text-box><text:p text:style-name="P117"><text:span text:style-name="T82">B</text:span></text:p></draw:text-box></draw:frame><draw:custom-shape draw:style-name="gr52" draw:text-style-name="P114" svg:width="1.5cm" svg:height="1.003cm" svg:x="6.131cm" svg:y="2.113cm"><text:p/><draw:enhanced-geometry svg:viewBox="0 0 21600 21600" draw:glue-points="?f0 0 ?f1 10800 0 21600 10800 21600 21600 21600 ?f7 10800" draw:text-areas="?f1 10800 ?f2 18000 ?f3 7200 ?f4 21600" draw:type="isosceles-triangle" draw:modifiers="14347.23517654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3" draw:text-style-name="P114" svg:width="3.7cm" svg:height="2.5cm" draw:transform="skewX (0.00139626340159546) rotate (0.000174532925199433) translate (3.18558333333333cm 1.35995833333333cm)"><text:p/><draw:enhanced-geometry svg:viewBox="0 0 21600 21600" draw:glue-points="?f0 0 ?f1 10800 0 21600 10800 21600 21600 21600 ?f7 10800" draw:text-areas="?f1 10800 ?f2 18000 ?f3 7200 ?f4 21600" draw:type="isosceles-triangle" draw:modifiers="14311.822044488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text:s text:c="2"/></text:p>
        </text:list-item>
      </text:list>
      <text:list xml:id="list152114602088686" text:continue-list="list152113629884177" text:style-name="_5f_Numérotation_20_des_20_exercices_20_livrets">
        <text:list-item>
          <text:list>
            <text:list-header>
              <text:p text:style-name="P94"/>
              <text:p text:style-name="P94"/>
            </text:list-header>
          </text:list>
        </text:list-item>
      </text:list>
      <text:p text:style-name="P27"/>
      <text:p text:style-name="P27"/>
      <text:p text:style-name="P27"/>
      <text:list xml:id="list152114216293006" text:continue-numbering="true" text:style-name="_5f_Numérotation_20_des_20_exercices_20_livrets">
        <text:list-item>
          <text:list>
            <text:list-header>
              <text:p text:style-name="P101"><text:span text:style-name="T40">C</text:span>entre : <text:span text:style-name="_5f_pointillés_20_gris"><text:span text:style-name="T33"><text:tab/></text:span></text:span></text:p>
              <text:p text:style-name="P85"><text:span text:style-name="_5f_pointillés_20_gris"><text:span text:style-name="T24">R</text:span></text:span><text:span text:style-name="_5f_pointillés_20_gris"><text:span text:style-name="T23">apport :</text:span></text:span><text:span text:style-name="_5f_pointillés_20_gris"><text:span text:style-name="T34"> <text:tab/></text:span></text:span></text:p>
            </text:list-header>
          </text:list>
        </text:list-item>
      </text:list>
      <text:list xml:id="list152114240435741" text:continue-list="list152113153133779" text:style-name="Num_5f_Exo">
        <text:list-item>
          <text:h text:style-name="P40" text:outline-level="1"><text:span text:style-name="_5f_BVS"> </text:span><text:span text:style-name="_5f_BVS"><text:span text:style-name="T67">Dans </text:span></text:span><text:span text:style-name="_5f_BVS"><text:span text:style-name="T68">chaque cas, construis l’image de la figure proposée par l’homothétie de centre O et de rapport indiqué.</text:span></text:span></text:h>
          <text:p text:style-name="P78"><text:span text:style-name="_5f_BVS"><text:span text:style-name="T45">a.</text:span></text:span><text:span text:style-name="_5f_BVS"><text:span text:style-name="T55"> Rapport 2</text:span></text:span></text:p>
          <text:p text:style-name="P78"><draw:g text:anchor-type="paragraph" draw:z-index="31" draw:name="Forme6" draw:style-name="gr31"><draw:custom-shape draw:style-name="gr38" draw:text-style-name="P114" svg:width="8.499cm" svg:height="4.202cm" svg:x="0.284cm" svg:y="0.09cm"><text:p/><draw:enhanced-geometry svg:viewBox="0 0 21600 21600" draw:type="rectangle" draw:enhanced-path="M 0 0 L 21600 0 21600 21600 0 21600 0 0 Z N"/></draw:custom-shape><draw:g draw:style-name="gr5"><draw:line draw:style-name="gr39" draw:text-style-name="P114" svg:x1="8.261cm" svg:y1="2.081cm" svg:x2="7.961cm" svg:y2="1.781cm"><text:p/></draw:line><draw:line draw:style-name="gr39" draw:text-style-name="P114" svg:x1="7.961cm" svg:y1="2.081cm" svg:x2="8.261cm" svg:y2="1.781cm"><text:p/></draw:line></draw:g><draw:frame draw:style-name="gr40" draw:text-style-name="P119" svg:width="0.703cm" svg:height="0.678cm" svg:x="8.013cm" svg:y="1.374cm"><draw:text-box><text:p text:style-name="P117"><text:span text:style-name="T82">O</text:span></text:p></draw:text-box></draw:frame><draw:custom-shape draw:style-name="gr41" draw:text-style-name="P114" svg:width="1.5cm" svg:height="1.5cm" svg:x="6.077cm" svg:y="1.136cm"><text:p/><draw:enhanced-geometry svg:viewBox="0 0 21600 21600" draw:mirror-vertical="true" draw:glue-points="?f0 0 ?f1 10800 0 21600 10800 21600 21600 21600 ?f7 10800" draw:text-areas="?f1 10800 ?f2 18000 ?f3 7200 ?f4 21600" draw:type="isosceles-triangle" draw:modifiers="11541.1059293804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text:span text:style-name="_5f_BVS"/></text:p>
          <text:p text:style-name="P78"><text:span text:style-name="_5f_BVS"/></text:p>
          <text:p text:style-name="P78"><text:span text:style-name="_5f_BVS"/></text:p>
          <text:p text:style-name="P78"><text:span text:style-name="_5f_BVS"/></text:p>
        </text:list-item>
      </text:list>
      <text:p text:style-name="P29"><text:span text:style-name="_5f_BVS"/></text:p>
      <text:p text:style-name="P29"><text:span text:style-name="_5f_BVS"/></text:p>
      <text:list xml:id="list152115036330185" text:continue-numbering="true" text:style-name="Num_5f_Exo">
        <text:list-header>
          <text:p text:style-name="P78"><text:span text:style-name="_5f_BVS"/></text:p>
        </text:list-header>
      </text:list>
      <text:p text:style-name="P29"><text:span text:style-name="_5f_BVS"/></text:p>
      <text:list xml:id="list152113627303419" text:continue-numbering="true" text:style-name="Num_5f_Exo">
        <text:list-header>
          <text:p text:style-name="P78"><text:span text:style-name="_5f_BVS"/></text:p>
          <text:p text:style-name="P78"><text:span text:style-name="_5f_BVS"><text:span text:style-name="T45">b.</text:span></text:span><text:span text:style-name="_5f_BVS"><text:span text:style-name="T55"> Rapport </text:span></text:span><text:span text:style-name="_5f_opensymbol"><text:span text:style-name="T31">−</text:span></text:span><text:span text:style-name="_5f_BVS"><text:span text:style-name="T31">2</text:span></text:span></text:p>
          <text:p text:style-name="P78"><draw:g text:anchor-type="paragraph" draw:z-index="30" draw:name="Forme10" draw:style-name="gr42"><draw:custom-shape draw:style-name="gr43" draw:text-style-name="P114" svg:width="8.499cm" svg:height="4.608cm" svg:x="0cm" svg:y="0.201cm"><text:p/><draw:enhanced-geometry svg:viewBox="0 0 21600 21600" draw:type="rectangle" draw:enhanced-path="M 0 0 L 21600 0 21600 21600 0 21600 0 0 Z N"/></draw:custom-shape><draw:g draw:style-name="gr5"><draw:line draw:style-name="gr44" draw:text-style-name="P114" svg:x1="3.193cm" svg:y1="2.83cm" svg:x2="2.943cm" svg:y2="2.579cm"><text:p/></draw:line><draw:line draw:style-name="gr44" draw:text-style-name="P114" svg:x1="2.943cm" svg:y1="2.83cm" svg:x2="3.193cm" svg:y2="2.579cm"><text:p/></draw:line></draw:g><draw:frame draw:style-name="gr45" draw:text-style-name="P119" svg:width="0.701cm" svg:height="0.664cm" svg:x="2.872cm" svg:y="2.081cm"><draw:text-box><text:p text:style-name="P117"><text:span text:style-name="T82">O</text:span></text:p></draw:text-box></draw:frame><draw:custom-shape draw:style-name="gr46" draw:text-style-name="P114" svg:width="1.5cm" svg:height="0.999cm" svg:x="0.58cm" svg:y="2.688cm"><text:p/><draw:enhanced-geometry svg:viewBox="0 0 21600 21600" draw:glue-points="?f6 0 10800 ?f8 ?f11 10800 ?f9 21600 10800 ?f10 ?f5 10800" draw:text-areas="?f3 ?f3 ?f4 ?f4" draw:type="parallelogram" draw:modifiers="7367.8880746169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draw:g><text:span text:style-name="_5f_BVS"/></text:p>
          <text:p text:style-name="P79"><draw:g text:anchor-type="paragraph" draw:z-index="29" draw:name="Forme11" draw:style-name="gr31"><draw:custom-shape draw:style-name="gr47" draw:text-style-name="P114" svg:width="8.499cm" svg:height="4.201cm" svg:x="0.002cm" svg:y="0.552cm"><text:p/><draw:enhanced-geometry svg:viewBox="0 0 21600 21600" draw:type="rectangle" draw:enhanced-path="M 0 0 L 21600 0 21600 21600 0 21600 0 0 Z N"/></draw:custom-shape><draw:g draw:style-name="gr5"><draw:line draw:style-name="gr48" draw:text-style-name="P114" svg:x1="4.65cm" svg:y1="2.695cm" svg:x2="4.35cm" svg:y2="2.395cm"><text:p/></draw:line><draw:line draw:style-name="gr48" draw:text-style-name="P114" svg:x1="4.35cm" svg:y1="2.695cm" svg:x2="4.65cm" svg:y2="2.395cm"><text:p/></draw:line></draw:g><draw:frame draw:style-name="gr49" draw:text-style-name="P119" svg:width="0.701cm" svg:height="0.664cm" svg:x="4.401cm" svg:y="1.889cm"><draw:text-box><text:p text:style-name="P117"><text:span text:style-name="T82">O</text:span></text:p></draw:text-box></draw:frame><draw:custom-shape draw:style-name="gr50" draw:text-style-name="P114" svg:width="2.502cm" svg:height="3.001cm" svg:x="1cm" svg:y="1.453cm"><text:p/><draw:enhanced-geometry svg:viewBox="0 0 21600 21600" draw:mirror-vertical="true" draw:glue-points="?f0 0 ?f1 10800 0 21600 10800 21600 21600 21600 ?f7 10800" draw:text-areas="?f1 10800 ?f2 18000 ?f3 7200 ?f4 21600" draw:type="isosceles-triangle" draw:modifiers="8619.27229108357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text:span text:style-name="_5f_BVS"><text:span text:style-name="T45">c.</text:span></text:span><text:span text:style-name="_5f_BVS"><text:span text:style-name="T55"> Rapport </text:span></text:span><text:span text:style-name="_5f_opensymbol"><text:span text:style-name="T31">−</text:span></text:span><text:span text:style-name="_5f_BVS"><text:span text:style-name="T58"><draw:frame draw:style-name="fr4" draw:name="Objet1" text:anchor-type="as-char" svg:y="-0.499cm" svg:width="0.293cm" svg:height="0.87cm" draw:z-index="4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</text:list-header>
      </text:list>
      <text:p text:style-name="P29"><text:span text:style-name="_5f_BVS"/></text:p>
      <text:p text:style-name="P29"><text:span text:style-name="_5f_BVS"/></text:p>
      <text:p text:style-name="P29"><text:span text:style-name="_5f_BVS"/></text:p>
      <text:p text:style-name="P29"><text:span text:style-name="_5f_BVS"/></text:p>
      <text:p text:style-name="P89"><text:span text:style-name="_5f_BVS"/></text:p>
      <text:list xml:id="list152113753837052" text:continue-numbering="true" text:style-name="Num_5f_Exo">
        <text:list-header>
          <text:h text:style-name="P59" text:outline-level="1"><text:span text:style-name="_5f_BVS"/></text:h>
        </text:list-header>
        <text:list-item>
          <text:h text:style-name="P45" text:outline-level="1"><text:span text:style-name="_5f_BVS"><text:span text:style-name="T56"> Dans chaque cas, construis l’image de la figure dans l’homothétie de centre O et de rapport :</text:span></text:span></text:h>
          <text:h text:style-name="P46" text:outline-level="1"><text:span text:style-name="_5f_BVS"><text:span text:style-name="T46">a. </text:span></text:span><text:span text:style-name="_5f_BVS"><text:span text:style-name="T56">1,2.</text:span></text:span></text:h>
        </text:list-item>
      </text:list>
      <text:h text:style-name="P47" text:outline-level="1"><text:span text:style-name="_5f_BVS"/></text:h>
      <text:h text:style-name="P47" text:outline-level="1"><text:span text:style-name="_5f_BVS"/></text:h>
      <text:h text:style-name="P47" text:outline-level="1"><text:span text:style-name="_5f_BVS"/></text:h>
      <text:h text:style-name="P47" text:outline-level="1"><draw:g text:anchor-type="paragraph" draw:z-index="41" draw:name="Forme13" draw:style-name="gr1"><draw:custom-shape draw:style-name="gr8" draw:text-style-name="P111" svg:width="1.502cm" svg:height="1.5cm" svg:x="1.681cm" svg:y="-0.07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113" svg:width="0.803cm" svg:height="0.66cm" svg:x="0.28cm" svg:y="0.919cm"><draw:text-box><text:p text:style-name="P112"><text:span text:style-name="T78">O</text:span></text:p></draw:text-box></draw:frame><draw:g draw:style-name="gr5"><draw:line draw:style-name="gr10" draw:text-style-name="P114" svg:x1="1.166cm" svg:y1="1.606cm" svg:x2="0.866cm" svg:y2="1.306cm"><text:p/></draw:line><draw:line draw:style-name="gr11" draw:text-style-name="P114" svg:x1="0.866cm" svg:y1="1.606cm" svg:x2="1.166cm" svg:y2="1.306cm"><text:p/></draw:line></draw:g><draw:g draw:style-name="gr5"><draw:line draw:style-name="gr12" draw:text-style-name="P114" svg:x1="2.594cm" svg:y1="0.852cm" svg:x2="2.294cm" svg:y2="0.552cm"><text:p/></draw:line><draw:line draw:style-name="gr13" draw:text-style-name="P114" svg:x1="2.294cm" svg:y1="0.852cm" svg:x2="2.594cm" svg:y2="0.552cm"><text:p/></draw:line></draw:g></draw:g><text:span text:style-name="_5f_BVS"/></text:h>
      <text:h text:style-name="P47" text:outline-level="1"><text:span text:style-name="_5f_BVS"/></text:h>
      <text:h text:style-name="P47" text:outline-level="1"><text:span text:style-name="_5f_BVS"/></text:h>
      <text:list xml:id="list152114157851094" text:continue-numbering="true" text:style-name="Num_5f_Exo">
        <text:list-header>
          <text:h text:style-name="P42" text:outline-level="1"><text:span text:style-name="_5f_BVS"><text:span text:style-name="T46">b.</text:span></text:span><text:span text:style-name="_5f_BVS"><text:span text:style-name="T56"> –1,5.</text:span></text:span></text:h>
        </text:list-header>
      </text:list>
      <text:h text:style-name="P43" text:outline-level="1"><text:span text:style-name="_5f_BVS"/></text:h>
      <text:h text:style-name="P43" text:outline-level="1"><text:span text:style-name="_5f_BVS"/></text:h>
      <text:h text:style-name="P43" text:outline-level="1"><text:span text:style-name="_5f_BVS"/></text:h>
      <text:h text:style-name="P43" text:outline-level="1"><draw:g text:anchor-type="paragraph" draw:z-index="42" draw:name="Forme14" draw:style-name="gr1"><draw:custom-shape draw:style-name="gr2" draw:text-style-name="P111" svg:width="1.553cm" svg:height="1.551cm" svg:x="6.761cm" svg:y="1.39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3" draw:text-style-name="P111" svg:width="2.19cm" svg:height="2.188cm" draw:transform="skewX (-0.00314159265358983) rotate (-2.36492113645232) translate (9.09031944444444cm 2.17663888888889cm)"><text:p/><draw:enhanced-geometry draw:glue-point-type="segments" draw:type="mso-spt100" draw:modifiers="-90 89.511541342358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4" draw:text-style-name="P113" svg:width="0.803cm" svg:height="0.66cm" svg:x="5.181cm" svg:y="0.42cm"><draw:text-box><text:p text:style-name="P112"><text:span text:style-name="T78">O</text:span></text:p></draw:text-box></draw:frame><draw:g draw:style-name="gr5"><draw:line draw:style-name="gr6" draw:text-style-name="P114" svg:x1="6.068cm" svg:y1="1.106cm" svg:x2="5.768cm" svg:y2="0.806cm"><text:p/></draw:line><draw:line draw:style-name="gr7" draw:text-style-name="P114" svg:x1="5.768cm" svg:y1="1.106cm" svg:x2="6.068cm" svg:y2="0.806cm"><text:p/></draw:line></draw:g></draw:g><text:span text:style-name="_5f_BVS"/></text:h>
      <text:h text:style-name="P43" text:outline-level="1"><text:span text:style-name="_5f_BVS"/></text:h>
      <text:h text:style-name="P43" text:outline-level="1"><text:span text:style-name="_5f_BVS"/></text:h>
      <text:h text:style-name="P43" text:outline-level="1"><text:span text:style-name="_5f_BVS"/></text:h>
      <text:list xml:id="list152114613374758" text:continue-numbering="true" text:style-name="Num_5f_Exo">
        <text:list-item>
          <text:h text:style-name="P38" text:outline-level="1"><text:span text:style-name="_5f_BVS"><text:span text:style-name="T57"> </text:span></text:span><text:span text:style-name="_5f_BVS"><text:span text:style-name="T72">L’homothétie de centre I et de rapport –2 transforme un segment [AB] en un segment [A’B’].</text:span></text:span></text:h>
          <text:h text:style-name="P49" text:outline-level="1"><text:span text:style-name="_5f_BVS"><text:span text:style-name="T47">a. </text:span></text:span><text:span text:style-name="_5f_BVS"><text:span text:style-name="T57">Construis cette figure.</text:span></text:span></text:h>
          <text:h text:style-name="P49" text:outline-level="1"><text:span text:style-name="_5f_BVS"/></text:h>
          <text:h text:style-name="P49" text:outline-level="1"><text:span text:style-name="_5f_BVS"/></text:h>
          <text:h text:style-name="P49" text:outline-level="1"><text:span text:style-name="_5f_BVS"/></text:h>
          <text:h text:style-name="P49" text:outline-level="1"><text:span text:style-name="_5f_BVS"/></text:h>
          <text:h text:style-name="P49" text:outline-level="1"/>
          <text:h text:style-name="P41" text:outline-level="1"><text:span text:style-name="_5f_BVS"><text:span text:style-name="T47">b. </text:span></text:span><text:span text:style-name="_5f_BVS"><text:span text:style-name="T57">Que peut-on dire des droites (AB) et (A’B’) ? Justifie.</text:span></text:span></text:h>
          <text:list>
            <text:list-header>
              <text:p text:style-name="P86"><text:span text:style-name="_5f_pointillés_20_gris"><text:span text:style-name="T34"><text:tab/></text:span></text:span></text:p>
              <text:p text:style-name="P86"><text:span text:style-name="_5f_pointillés_20_gris"><text:span text:style-name="T34"><text:tab/></text:span></text:span></text:p>
            </text:list-header>
          </text:list>
        </text:list-item>
        <text:list-item>
          <text:h text:style-name="P53" text:outline-level="1"><text:soft-page-break/> <text:span text:style-name="T73">Les deux quadrilatères ci-dessous sont homothétiques.</text:span></text:h>
          <text:h text:style-name="P50" text:outline-level="1"><text:span text:style-name="T43">a.</text:span><text:span text:style-name="T54"> </text:span>Code sur la figure les angles de même mesure.</text:h>
        </text:list-item>
      </text:list>
      <text:h text:style-name="P51" text:outline-level="1"><text:span text:style-name="T48">b.</text:span><text:span text:style-name="T54"> </text:span><text:span text:style-name="T77">Si AB</text:span><text:span text:style-name="T29"> </text:span><text:span text:style-name="T77">=</text:span><text:span text:style-name="T29"> AC</text:span><text:span text:style-name="T77">, code sur la figure deux autres longueurs égales.</text:span></text:h>
      <text:h text:style-name="P52" text:outline-level="1"><text:span text:style-name="T43">c.</text:span> Repasse en rouge deux segments parallèles.</text:h>
      <text:h text:style-name="P52" text:outline-level="1"><draw:g text:anchor-type="paragraph" draw:z-index="33" draw:name="Forme10" draw:style-name="gr31"><draw:g draw:style-name="gr5"><draw:line draw:style-name="gr32" draw:text-style-name="P116" svg:x1="2.13cm" svg:y1="0.581cm" svg:x2="4.83cm" svg:y2="1.981cm"><text:p/></draw:line><draw:line draw:style-name="gr32" draw:text-style-name="P116" svg:x1="3.53cm" svg:y1="3.381cm" svg:x2="4.83cm" svg:y2="1.981cm"><text:p/></draw:line><draw:line draw:style-name="gr32" draw:text-style-name="P116" svg:x1="3.53cm" svg:y1="3.381cm" svg:x2="1.93cm" svg:y2="3.281cm"><text:p/></draw:line><draw:line draw:style-name="gr32" draw:text-style-name="P116" svg:x1="2.13cm" svg:y1="0.581cm" svg:x2="1.93cm" svg:y2="3.281cm"><text:p/></draw:line><draw:line draw:style-name="gr32" draw:text-style-name="P116" svg:x1="5.975cm" svg:y1="1.581cm" svg:x2="7.93cm" svg:y2="2.591cm"><text:p/></draw:line><draw:line draw:style-name="gr32" draw:text-style-name="P116" svg:x1="6.989cm" svg:y1="3.601cm" svg:x2="7.93cm" svg:y2="2.591cm"><text:p/></draw:line><draw:line draw:style-name="gr32" draw:text-style-name="P116" svg:x1="6.989cm" svg:y1="3.6cm" svg:x2="5.83cm" svg:y2="3.528cm"><text:p/></draw:line><draw:line draw:style-name="gr32" draw:text-style-name="P116" svg:x1="5.975cm" svg:y1="1.581cm" svg:x2="5.83cm" svg:y2="3.529cm"><text:p/></draw:line></draw:g><draw:frame draw:style-name="gr37" draw:text-style-name="P113" svg:width="0.802cm" svg:height="0.659cm" svg:x="1.63cm" svg:y="0.081cm"><draw:text-box><text:p text:style-name="P117"><text:span text:style-name="T78">A</text:span></text:p></draw:text-box></draw:frame><draw:frame draw:style-name="gr37" draw:text-style-name="P113" svg:width="0.802cm" svg:height="0.659cm" svg:x="1.33cm" svg:y="2.983cm"><draw:text-box><text:p text:style-name="P117"><text:span text:style-name="T78">B</text:span></text:p></draw:text-box></draw:frame><draw:frame draw:style-name="gr37" draw:text-style-name="P113" svg:width="0.8cm" svg:height="0.659cm" svg:x="4.731cm" svg:y="1.637cm"><draw:text-box><text:p text:style-name="P117"><text:span text:style-name="T78">C</text:span></text:p></draw:text-box></draw:frame></draw:g></text:h>
      <text:h text:style-name="P52" text:outline-level="1"/>
      <text:h text:style-name="P52" text:outline-level="1"/>
      <text:h text:style-name="P52" text:outline-level="1"/>
      <text:h text:style-name="P52" text:outline-level="1"/>
      <text:h text:style-name="P48" text:outline-level="1"/>
      <text:list xml:id="list152113131750142" text:continue-numbering="true" text:style-name="Num_5f_Exo">
        <text:list-item>
          <text:h text:style-name="P55" text:outline-level="1"><text:span text:style-name="T58"> Un triangle A’B’C’ est l’image d’un triangle ABC dans une homothétie de rapport </text:span><text:span text:style-name="T58"><draw:frame draw:style-name="fr4" draw:name="Objet3" text:anchor-type="as-char" svg:y="-0.499cm" svg:width="0.293cm" svg:height="0.87cm" draw:z-index="36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58">. On sait que AB = 6 cm et que l’angle </text:span><text:span text:style-name="T58"><draw:frame draw:style-name="fr4" draw:name="Object30" text:anchor-type="as-char" svg:y="-0.349cm" svg:width="0.737cm" svg:height="0.462cm" draw:z-index="37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58"><text:s/></text:span><text:span text:style-name="T26">m</text:span><text:span text:style-name="T27">esure</text:span><text:span text:style-name="T58"> 60°. Détermine les mesures de leurs images A’B’ et </text:span><text:span text:style-name="T58"><draw:frame draw:style-name="fr4" draw:name="Objet2" text:anchor-type="as-char" svg:y="-0.349cm" svg:width="1.042cm" svg:height="0.464cm" draw:z-index="38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58">. Justifie.</text:span></text:h>
          <text:p text:style-name="P62"><text:span text:style-name="_5f_pointillés_20_gris"><text:span text:style-name="T35"><text:tab/></text:span></text:span></text:p>
          <text:p text:style-name="P62"><text:span text:style-name="_5f_pointillés_20_gris"><text:span text:style-name="T35"><text:tab/></text:span></text:span></text:p>
          <text:p text:style-name="P62"><text:span text:style-name="_5f_pointillés_20_gris"><text:span text:style-name="T35"><text:tab/></text:span></text:span></text:p>
          <text:p text:style-name="P62"><text:span text:style-name="_5f_pointillés_20_gris"><text:span text:style-name="T35"><text:tab/></text:span></text:span></text:p>
        </text:list-item>
        <text:list-item>
          <text:h text:style-name="P56" text:outline-level="1"> RULP est un trapèze rectangle. OKFM est son image par une homothétie de rapport 0,5. </text:h>
          <text:h text:style-name="P39" text:outline-level="1"><text:span text:style-name="T43">a.</text:span> Construis le centre I de cette homothétie.</text:h>
          <text:h text:style-name="P39" text:outline-level="1"/>
          <text:h text:style-name="P39" text:outline-level="1"/>
          <text:p text:style-name="P87"><draw:g text:anchor-type="paragraph" draw:z-index="34" draw:name="Forme9" draw:style-name="gr31"><draw:line draw:style-name="gr32" draw:text-style-name="P116" svg:x1="0.298cm" svg:y1="2.025cm" svg:x2="3.198cm" svg:y2="2.025cm"><text:p/></draw:line><draw:line draw:style-name="gr32" draw:text-style-name="P116" svg:x1="4.198cm" svg:y1="3.725cm" svg:x2="3.198cm" svg:y2="2.025cm"><text:p/></draw:line><draw:line draw:style-name="gr32" draw:text-style-name="P116" svg:x1="0.298cm" svg:y1="2.025cm" svg:x2="0.298cm" svg:y2="3.725cm"><text:p/></draw:line><draw:line draw:style-name="gr32" draw:text-style-name="P116" svg:x1="0.298cm" svg:y1="3.723cm" svg:x2="4.198cm" svg:y2="3.723cm"><text:p/></draw:line><draw:line draw:style-name="gr32" draw:text-style-name="P116" svg:x1="0.298cm" svg:y1="2.323cm" svg:x2="0.598cm" svg:y2="2.323cm"><text:p/></draw:line><draw:line draw:style-name="gr32" draw:text-style-name="P116" svg:x1="0.598cm" svg:y1="2.325cm" svg:x2="0.598cm" svg:y2="2.025cm"><text:p/></draw:line><draw:line draw:style-name="gr32" draw:text-style-name="P116" svg:x1="0.298cm" svg:y1="3.423cm" svg:x2="0.598cm" svg:y2="3.423cm"><text:p/></draw:line><draw:line draw:style-name="gr32" draw:text-style-name="P116" svg:x1="0.598cm" svg:y1="3.723cm" svg:x2="0.598cm" svg:y2="3.423cm"><text:p/></draw:line><draw:line draw:style-name="gr32" draw:text-style-name="P116" svg:x1="4.898cm" svg:y1="1.153cm" svg:x2="6.333cm" svg:y2="1.153cm"><text:p/></draw:line><draw:line draw:style-name="gr32" draw:text-style-name="P116" svg:x1="6.828cm" svg:y1="2.003cm" svg:x2="6.333cm" svg:y2="1.153cm"><text:p/></draw:line><draw:line draw:style-name="gr32" draw:text-style-name="P116" svg:x1="4.898cm" svg:y1="1.153cm" svg:x2="4.898cm" svg:y2="2.003cm"><text:p/></draw:line><draw:line draw:style-name="gr32" draw:text-style-name="P116" svg:x1="4.898cm" svg:y1="2.003cm" svg:x2="6.828cm" svg:y2="2.003cm"><text:p/></draw:line><draw:frame draw:style-name="gr36" draw:text-style-name="P113" svg:width="0.9cm" svg:height="0.701cm" svg:x="-0.302cm" svg:y="1.523cm"><draw:text-box><text:p text:style-name="P117"><text:span text:style-name="T78">R</text:span></text:p></draw:text-box></draw:frame><draw:frame draw:style-name="gr36" draw:text-style-name="P113" svg:width="0.9cm" svg:height="0.701cm" svg:x="2.998cm" svg:y="1.523cm"><draw:text-box><text:p text:style-name="P117"><text:span text:style-name="T78">U</text:span></text:p></draw:text-box></draw:frame><draw:frame draw:style-name="gr36" draw:text-style-name="P113" svg:width="0.902cm" svg:height="0.701cm" svg:x="4.097cm" svg:y="3.523cm"><draw:text-box><text:p text:style-name="P117"><text:span text:style-name="T78">L</text:span></text:p></draw:text-box></draw:frame><draw:frame draw:style-name="gr36" draw:text-style-name="P113" svg:width="0.9cm" svg:height="0.701cm" svg:x="-0.302cm" svg:y="3.623cm"><draw:text-box><text:p text:style-name="P117"><text:span text:style-name="T78">P</text:span></text:p></draw:text-box></draw:frame><draw:frame draw:style-name="gr36" draw:text-style-name="P113" svg:width="0.9cm" svg:height="0.701cm" svg:x="4.298cm" svg:y="0.724cm"><draw:text-box><text:p text:style-name="P117"><text:span text:style-name="T78">O</text:span></text:p></draw:text-box></draw:frame><draw:frame draw:style-name="gr36" draw:text-style-name="P113" svg:width="0.9cm" svg:height="0.701cm" svg:x="5.999cm" svg:y="0.623cm"><draw:text-box><text:p text:style-name="P117"><text:span text:style-name="T78">K</text:span></text:p></draw:text-box></draw:frame><draw:frame draw:style-name="gr36" draw:text-style-name="P113" svg:width="0.9cm" svg:height="0.701cm" svg:x="6.699cm" svg:y="1.822cm"><draw:text-box><text:p text:style-name="P117"><text:span text:style-name="T78">F</text:span></text:p></draw:text-box></draw:frame><draw:frame draw:style-name="gr36" draw:text-style-name="P113" svg:width="0.9cm" svg:height="0.701cm" svg:x="-0.302cm" svg:y="1.523cm"><draw:text-box><text:p text:style-name="P117"><text:span text:style-name="T78">R</text:span></text:p></draw:text-box></draw:frame><draw:frame draw:style-name="gr36" draw:text-style-name="P113" svg:width="0.9cm" svg:height="0.701cm" svg:x="4.298cm" svg:y="1.923cm"><draw:text-box><text:p text:style-name="P117"><text:span text:style-name="T78">M</text:span></text:p></draw:text-box></draw:frame></draw:g><text:span text:style-name="_5f_pointillés_20_gris"><text:span text:style-name="T34"/></text:span></text:p>
          <text:p text:style-name="P87"><text:span text:style-name="_5f_pointillés_20_gris"><text:span text:style-name="T34"/></text:span></text:p>
          <text:p text:style-name="P87"><text:span text:style-name="_5f_pointillés_20_gris"><text:span text:style-name="T34"/></text:span></text:p>
          <text:p text:style-name="P87"><text:span text:style-name="_5f_pointillés_20_gris"><text:span text:style-name="T34"/></text:span></text:p>
          <text:p text:style-name="P87"><text:span text:style-name="_5f_pointillés_20_gris"><text:span text:style-name="T34"/></text:span></text:p>
          <text:p text:style-name="P87"><text:span text:style-name="_5f_pointillés_20_gris"><text:span text:style-name="T34"/></text:span></text:p>
          <text:p text:style-name="P91"><text:span text:style-name="_5f_pointillés_20_gris"><text:span text:style-name="T49">b. </text:span></text:span><text:span text:style-name="_5f_pointillés_20_gris"><text:span text:style-name="T12">Quelle est la nature du quadrilatère OKFM ? Justifie. </text:span></text:span></text:p>
          <text:p text:style-name="P63"><text:span text:style-name="_5f_pointillés_20_gris"><text:span text:style-name="T35"><text:tab/></text:span></text:span></text:p>
          <text:p text:style-name="P63"><text:span text:style-name="_5f_pointillés_20_gris"><text:span text:style-name="T35"><text:tab/></text:span></text:span></text:p>
        </text:list-item>
      </text:list>
      <text:list xml:id="list152113720638299" text:continue-list="list152114216293006" text:style-name="_5f_Numérotation_20_des_20_exercices_20_livrets">
        <text:list-header>
          <text:p text:style-name="P64"><text:span text:style-name="_5f_pointillés_20_gris"><text:span text:style-name="T35"><text:tab/></text:span></text:span></text:p>
          <text:p text:style-name="P64"><text:span text:style-name="_5f_pointillés_20_gris"><text:span text:style-name="T35"><text:tab/></text:span></text:span></text:p>
          <text:p text:style-name="P64"><text:span text:style-name="_5f_pointillés_20_gris"><text:span text:style-name="T35"><text:tab/></text:span></text:span></text:p>
        </text:list-header>
      </text:list>
      <text:list xml:id="list152114361864179" text:continue-list="list152113131750142" text:style-name="Num_5f_Exo">
        <text:list-item>
          <text:h text:style-name="Exo_5f_Num" text:outline-level="1"><text:span text:style-name="_5f_pointillés_20_gris"><text:span text:style-name="T14"> Termine la construction de</text:span></text:span><text:span text:style-name="_5f_pointillés_20_gris"><text:span text:style-name="T13"> l’image du triangle FMI par une homothétie </text:span></text:span><text:span text:style-name="_5f_pointillés_20_gris"><text:span text:style-name="T14">de rapport 0,5.</text:span></text:span></text:h>
        </text:list-item>
      </text:list>
      <text:list xml:id="list152114455876930" text:continue-list="list152113720638299" text:style-name="_5f_Numérotation_20_des_20_exercices_20_livrets">
        <text:list-header>
          <text:p text:style-name="P65"><text:span text:style-name="_5f_pointillés_20_gris"><text:span text:style-name="T36"/></text:span></text:p>
          <text:p text:style-name="P65"><draw:g text:anchor-type="paragraph" draw:z-index="35" draw:name="Forme11" draw:style-name="gr31"><draw:line draw:style-name="gr32" draw:text-style-name="P116" svg:x1="2.236cm" svg:y1="0.538cm" svg:x2="3.636cm" svg:y2="3.238cm"><text:p/></draw:line><draw:line draw:style-name="gr32" draw:text-style-name="P116" svg:x1="2.248cm" svg:y1="0.5cm" svg:x2="1.025cm" svg:y2="3.285cm"><text:p/></draw:line><draw:line draw:style-name="gr32" draw:text-style-name="P116" svg:x1="1.037cm" svg:y1="3.242cm" svg:x2="3.637cm" svg:y2="3.242cm"><text:p/></draw:line><draw:frame draw:style-name="gr33" draw:text-style-name="P113" svg:width="1.001cm" svg:height="0.9cm" svg:x="1.736cm" svg:y="0.042cm"><draw:text-box><text:p text:style-name="P117"><text:span text:style-name="T78">F</text:span></text:p></draw:text-box></draw:frame><draw:frame draw:style-name="gr33" draw:text-style-name="P113" svg:width="1.001cm" svg:height="0.9cm" svg:x="3.535cm" svg:y="2.942cm"><draw:text-box><text:p text:style-name="P117"><text:span text:style-name="T78">M</text:span></text:p></draw:text-box></draw:frame><draw:frame draw:style-name="gr33" draw:text-style-name="P113" svg:width="1.001cm" svg:height="0.9cm" svg:x="0.436cm" svg:y="3.042cm"><draw:text-box><text:p text:style-name="P117"><text:span text:style-name="T78">I</text:span></text:p></draw:text-box></draw:frame><draw:frame draw:style-name="gr34" draw:text-style-name="P118" svg:width="0.701cm" svg:height="0.699cm" svg:x="5.835cm" svg:y="1.143cm"><draw:text-box><text:p text:style-name="P117"><text:span text:style-name="T81">x</text:span></text:p></draw:text-box></draw:frame><draw:frame draw:style-name="gr35" draw:text-style-name="P113" svg:width="0.907cm" svg:height="1.07cm" svg:x="5.329cm" svg:y="0.942cm"><draw:text-box><text:p text:style-name="P117"><text:span text:style-name="T78">F</text:span><text:span text:style-name="T82">'</text:span></text:p></draw:text-box></draw:frame></draw:g><text:span text:style-name="_5f_pointillés_20_gris"><text:span text:style-name="T36"/></text:span></text:p>
          <text:p text:style-name="P65"><text:span text:style-name="_5f_pointillés_20_gris"><text:span text:style-name="T36"/></text:span></text:p>
        </text:list-header>
      </text:list>
      <text:p text:style-name="P32"><text:span text:style-name="_5f_pointillés_20_gris"><text:span text:style-name="T36"/></text:span></text:p>
      <text:p text:style-name="P32"><text:span text:style-name="_5f_pointillés_20_gris"><text:span text:style-name="T36"/></text:span></text:p>
      <text:p text:style-name="P32"><text:span text:style-name="_5f_pointillés_20_gris"><text:span text:style-name="T36"/></text:span></text:p>
      <text:p text:style-name="P32"><text:span text:style-name="_5f_pointillés_20_gris"><text:span text:style-name="T36"/></text:span></text:p>
      <text:list xml:id="list152114525491603" text:continue-list="list152114361864179" text:style-name="Num_5f_Exo">
        <text:list-item>
          <text:h text:style-name="Exo_5f_Num" text:outline-level="1"><text:span text:style-name="_5f_pointillés_20_gris"><text:span text:style-name="T15"> Le carré EFGH est l’image du carré ABCD dans une homothétie de rapport</text:span></text:span><text:span text:style-name="_5f_pointillés_20_gris"><text:span text:style-name="T13"> 5. On suppose que le côté du carré ABCD mesure 3 cm.</text:span></text:span></text:h>
        </text:list-item>
      </text:list>
      <text:list xml:id="list152114073137809" text:continue-list="list152114455876930" text:style-name="_5f_Numérotation_20_des_20_exercices_20_livrets">
        <text:list-header>
          <text:p text:style-name="P69"><text:span text:style-name="_5f_pointillés_20_gris"><text:span text:style-name="T50">a.</text:span></text:span><text:span text:style-name="_5f_pointillés_20_gris"><text:span text:style-name="T16"> </text:span></text:span><text:span text:style-name="_5f_pointillés_20_gris"><text:span text:style-name="T15">Calcule la mesure du côté de EFGH e</text:span></text:span><text:span text:style-name="_5f_pointillés_20_gris"><text:span text:style-name="T17">t</text:span></text:span><text:span text:style-name="_5f_pointillés_20_gris"><text:span text:style-name="T15"> déduis-en son aire.</text:span></text:span></text:p>
          <text:p text:style-name="P66"><text:span text:style-name="_5f_pointillés_20_gris"><text:span text:style-name="T35"><text:tab/></text:span></text:span></text:p>
          <text:p text:style-name="P66"><text:span text:style-name="_5f_pointillés_20_gris"><text:span text:style-name="T35"><text:tab/></text:span></text:span></text:p>
          <text:p text:style-name="P70"><text:span text:style-name="_5f_pointillés_20_gris"><text:span text:style-name="T51">b</text:span></text:span><text:span text:style-name="_5f_pointillés_20_gris"><text:span text:style-name="T50">.</text:span></text:span><text:span text:style-name="_5f_pointillés_20_gris"><text:span text:style-name="T16"> </text:span></text:span><text:span text:style-name="_5f_pointillés_20_gris"><text:span text:style-name="T15">Complète : </text:span></text:span><text:span text:style-name="_5f_pointillés_20_gris"><text:span text:style-name="T15"><draw:frame draw:style-name="fr6" draw:name="Objet4" text:anchor-type="as-char" svg:y="-0.499cm" svg:width="6.078cm" svg:height="0.87cm" draw:z-index="27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  <text:p text:style-name="P68"><text:span text:style-name="_5f_pointillés_20_gris"><text:span text:style-name="T15"/></text:span></text:p>
        </text:list-header>
      </text:list>
      <text:list xml:id="list152114917684936" text:continue-list="list152114525491603" text:style-name="Num_5f_Exo">
        <text:list-item>
          <text:h text:style-name="P54" text:outline-level="1"><text:span text:style-name="_5f_pointillés_20_gris"> </text:span><text:span text:style-name="_5f_BVS"><text:span text:style-name="T67">L’aire d’un pentagone est 24 cm². Quelle sera l’aire de son image par une homothétie de rapport :</text:span></text:span></text:h>
        </text:list-item>
      </text:list>
      <text:list xml:id="list152113747016329" text:continue-list="list152114073137809" text:style-name="_5f_Numérotation_20_des_20_exercices_20_livrets">
        <text:list-header>
          <text:p text:style-name="P69"><text:span text:style-name="_5f_pointillés_20_gris"><text:span text:style-name="T51">a.</text:span></text:span><text:span text:style-name="_5f_pointillés_20_gris"><text:span text:style-name="T15"> 0,8 ?</text:span></text:span></text:p>
          <text:p text:style-name="P66"><text:span text:style-name="_5f_pointillés_20_gris"><text:span text:style-name="T35"><text:tab/></text:span></text:span></text:p>
          <text:p text:style-name="P71"><text:span text:style-name="_5f_pointillés_20_gris"><text:span text:style-name="T51">b.</text:span></text:span><text:span text:style-name="_5f_pointillés_20_gris"><text:span text:style-name="T15"> </text:span></text:span><text:span text:style-name="_5f_pointillés_20_gris"><text:span text:style-name="T18">─</text:span></text:span><text:span text:style-name="_5f_pointillés_20_gris"><text:span text:style-name="T15">4 ?</text:span></text:span></text:p>
          <text:p text:style-name="P66"><text:span text:style-name="_5f_pointillés_20_gris"><text:span text:style-name="T35"><text:tab/></text:span></text:span></text:p>
          <text:p text:style-name="P72"><text:span text:style-name="_5f_pointillés_20_gris"><text:span text:style-name="T52">c</text:span></text:span><text:span text:style-name="_5f_pointillés_20_gris"><text:span text:style-name="T51">.</text:span></text:span><text:span text:style-name="_5f_pointillés_20_gris"><text:span text:style-name="T15"> </text:span></text:span><text:span text:style-name="_5f_pointillés_20_gris"><text:span text:style-name="T15"><draw:frame draw:style-name="fr5" draw:name="Objet5" text:anchor-type="as-char" svg:width="0.293cm" svg:height="0.87cm" draw:z-index="32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pointillés_20_gris"><text:span text:style-name="T15"> ?</text:span></text:span></text:p>
          <text:p text:style-name="P67"><text:span text:style-name="_5f_pointillés_20_gris"><text:span text:style-name="T35"><text:tab/></text:span></text:span></text:p>
        </text:list-header>
      </text:list>
      <text:list xml:id="list152114865329993" text:continue-list="list152114917684936" text:style-name="Num_5f_Exo">
        <text:list-item>
          <text:h text:style-name="P57" text:outline-level="1"><text:span text:style-name="_5f_BVS"> Complète le tableau.</text:span>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list xml:id="list152115190061810" text:continue-list="list152113747016329" text:style-name="_5f_Numérotation_20_des_20_exercices_20_livrets">
              <text:list-header>
                <text:p text:style-name="P73">A<text:span text:style-name="T65">ire de</text:span><text:span text:style-name="T76"> </text:span><text:span text:style-name="T65">la</text:span><text:span text:style-name="T76"> </text:span><text:span text:style-name="T65">figure</text:span></text:p>
              </text:list-header>
            </text:list>
          </table:table-cell>
          <table:table-cell table:style-name="Tableau1.A1" office:value-type="string">
            <text:list xml:id="list152114330672329" text:continue-numbering="true" text:style-name="_5f_Numérotation_20_des_20_exercices_20_livrets">
              <text:list-header>
                <text:p text:style-name="P77"><text:span text:style-name="T60">Rapport </text:span><text:span text:style-name="T61">d’</text:span><text:span text:style-name="T62">homothétie</text:span></text:p>
              </text:list-header>
            </text:list>
          </table:table-cell>
          <table:table-cell table:style-name="Tableau1.C1" office:value-type="string">
            <text:list xml:id="list152114888333637" text:continue-numbering="true" text:style-name="_5f_Numérotation_20_des_20_exercices_20_livrets">
              <text:list-header>
                <text:p text:style-name="P74">A<text:span text:style-name="T65">ire de</text:span><text:span text:style-name="T76"> </text:span><text:span text:style-name="T65">l’image</text:span></text:p>
              </text:list-header>
            </text:list>
          </table:table-cell>
        </table:table-row>
        <table:table-row table:style-name="Tableau1.2">
          <table:table-cell table:style-name="Tableau1.A8" office:value-type="string">
            <text:list xml:id="list152114825068086" text:continue-numbering="true" text:style-name="_5f_Numérotation_20_des_20_exercices_20_livrets">
              <text:list-header>
                <text:p text:style-name="P75">3 cm<text:span text:style-name="T66">²</text:span></text:p>
              </text:list-header>
            </text:list>
          </table:table-cell>
          <table:table-cell table:style-name="Tableau1.B2" office:value-type="float" office:value="3">
            <text:list xml:id="list152114754016855" text:continue-numbering="true" text:style-name="_5f_Numérotation_20_des_20_exercices_20_livrets">
              <text:list-header>
                <text:p text:style-name="P75">3</text:p>
              </text:list-header>
            </text:list>
          </table:table-cell>
          <table:table-cell table:style-name="Tableau1.C2" office:value-type="string">
            <text:list xml:id="list152114429768756" text:continue-numbering="true" text:style-name="_5f_Numérotation_20_des_20_exercices_20_livrets">
              <text:list-header>
                <text:p text:style-name="P75"/>
              </text:list-header>
            </text:list>
          </table:table-cell>
        </table:table-row>
        <table:table-row table:style-name="Tableau1.2">
          <table:table-cell table:style-name="Tableau1.A8" office:value-type="string">
            <text:list xml:id="list152115112420309" text:continue-numbering="true" text:style-name="_5f_Numérotation_20_des_20_exercices_20_livrets">
              <text:list-header>
                <text:p text:style-name="P75">15 m<text:span text:style-name="T66">²</text:span></text:p>
              </text:list-header>
            </text:list>
          </table:table-cell>
          <table:table-cell table:style-name="Tableau1.B3" office:value-type="float" office:value="0.4">
            <text:list xml:id="list152114765664182" text:continue-numbering="true" text:style-name="_5f_Numérotation_20_des_20_exercices_20_livrets">
              <text:list-header>
                <text:p text:style-name="P76">0,4</text:p>
              </text:list-header>
            </text:list>
          </table:table-cell>
          <table:table-cell table:style-name="Tableau1.C3" office:value-type="string">
            <text:list xml:id="list152113107921260" text:continue-numbering="true" text:style-name="_5f_Numérotation_20_des_20_exercices_20_livrets">
              <text:list-header>
                <text:p text:style-name="P75"/>
              </text:list-header>
            </text:list>
          </table:table-cell>
        </table:table-row>
        <table:table-row table:style-name="Tableau1.2">
          <table:table-cell table:style-name="Tableau1.A8" office:value-type="string">
            <text:list xml:id="list152114107970614" text:continue-numbering="true" text:style-name="_5f_Numérotation_20_des_20_exercices_20_livrets">
              <text:list-header>
                <text:p text:style-name="P75"/>
              </text:list-header>
            </text:list>
          </table:table-cell>
          <table:table-cell table:style-name="Tableau1.B4" office:value-type="float" office:value="5">
            <text:list xml:id="list152113407339015" text:continue-numbering="true" text:style-name="_5f_Numérotation_20_des_20_exercices_20_livrets">
              <text:list-header>
                <text:p text:style-name="P76">5</text:p>
              </text:list-header>
            </text:list>
          </table:table-cell>
          <table:table-cell table:style-name="Tableau1.C4" office:value-type="string">
            <text:list xml:id="list152114746784108" text:continue-numbering="true" text:style-name="_5f_Numérotation_20_des_20_exercices_20_livrets">
              <text:list-header>
                <text:p text:style-name="P75">225 mm<text:span text:style-name="T66">²</text:span></text:p>
              </text:list-header>
            </text:list>
          </table:table-cell>
        </table:table-row>
        <table:table-row table:style-name="Tableau1.5">
          <table:table-cell table:style-name="Tableau1.A8" office:value-type="string">
            <text:list xml:id="list152113602424444" text:continue-numbering="true" text:style-name="_5f_Numérotation_20_des_20_exercices_20_livrets">
              <text:list-header>
                <text:p text:style-name="P75"/>
              </text:list-header>
            </text:list>
          </table:table-cell>
          <table:table-cell table:style-name="Tableau1.B5" office:value-type="string">
            <text:list xml:id="list152115221304381" text:continue-numbering="true" text:style-name="_5f_Numérotation_20_des_20_exercices_20_livrets">
              <text:list-header>
                <text:p text:style-name="P76">0,6</text:p>
              </text:list-header>
            </text:list>
          </table:table-cell>
          <table:table-cell table:style-name="Tableau1.C5" office:value-type="string">
            <text:list xml:id="list152115049129415" text:continue-numbering="true" text:style-name="_5f_Numérotation_20_des_20_exercices_20_livrets">
              <text:list-header>
                <text:p text:style-name="P75">1,24 cm<text:span text:style-name="T66">²</text:span></text:p>
              </text:list-header>
            </text:list>
          </table:table-cell>
        </table:table-row>
        <table:table-row table:style-name="Tableau1.2">
          <table:table-cell table:style-name="Tableau1.A8" office:value-type="string">
            <text:list xml:id="list152113246851924" text:continue-numbering="true" text:style-name="_5f_Numérotation_20_des_20_exercices_20_livrets">
              <text:list-header>
                <text:p text:style-name="P75">2,5 cm<text:span text:style-name="T66">²</text:span></text:p>
              </text:list-header>
            </text:list>
          </table:table-cell>
          <table:table-cell table:style-name="Tableau1.B6" office:value-type="string">
            <text:list xml:id="list152114763210714" text:continue-numbering="true" text:style-name="_5f_Numérotation_20_des_20_exercices_20_livrets">
              <text:list-header>
                <text:p text:style-name="P75"/>
              </text:list-header>
            </text:list>
          </table:table-cell>
          <table:table-cell table:style-name="Tableau1.C6" office:value-type="string">
            <text:list xml:id="list152114281727721" text:continue-numbering="true" text:style-name="_5f_Numérotation_20_des_20_exercices_20_livrets">
              <text:list-header>
                <text:p text:style-name="P75">10 cm<text:span text:style-name="T66">²</text:span></text:p>
              </text:list-header>
            </text:list>
          </table:table-cell>
        </table:table-row>
        <table:table-row table:style-name="Tableau1.2">
          <table:table-cell table:style-name="Tableau1.A8" office:value-type="string">
            <text:list xml:id="list152114880457078" text:continue-numbering="true" text:style-name="_5f_Numérotation_20_des_20_exercices_20_livrets">
              <text:list-header>
                <text:p text:style-name="P75">2 dm<text:span text:style-name="T66">²</text:span></text:p>
              </text:list-header>
            </text:list>
          </table:table-cell>
          <table:table-cell table:style-name="Tableau1.B7" office:value-type="string">
            <text:list xml:id="list152114428015210" text:continue-numbering="true" text:style-name="_5f_Numérotation_20_des_20_exercices_20_livrets">
              <text:list-header>
                <text:p text:style-name="P75"/>
              </text:list-header>
            </text:list>
          </table:table-cell>
          <table:table-cell table:style-name="Tableau1.C7" office:value-type="string">
            <text:list xml:id="list152114943355316" text:continue-numbering="true" text:style-name="_5f_Numérotation_20_des_20_exercices_20_livrets">
              <text:list-header>
                <text:p text:style-name="P75">2,<text:span text:style-name="T66">88</text:span> dm<text:span text:style-name="T66">²</text:span></text:p>
              </text:list-header>
            </text:list>
          </table:table-cell>
        </table:table-row>
        <table:table-row table:style-name="Tableau1.2">
          <table:table-cell table:style-name="Tableau1.A8" office:value-type="string">
            <text:list xml:id="list152115108139383" text:continue-numbering="true" text:style-name="_5f_Numérotation_20_des_20_exercices_20_livrets">
              <text:list-header>
                <text:p text:style-name="P75">9,3 <text:span text:style-name="T66">d</text:span>m<text:span text:style-name="T66">²</text:span></text:p>
              </text:list-header>
            </text:list>
          </table:table-cell>
          <table:table-cell table:style-name="Tableau1.B8" office:value-type="string">
            <text:list xml:id="list152114203009281" text:continue-numbering="true" text:style-name="_5f_Numérotation_20_des_20_exercices_20_livrets">
              <text:list-header>
                <text:p text:style-name="P75"/>
              </text:list-header>
            </text:list>
          </table:table-cell>
          <table:table-cell table:style-name="Tableau1.C8" office:value-type="string">
            <text:list xml:id="list152115095043800" text:continue-numbering="true" text:style-name="_5f_Numérotation_20_des_20_exercices_20_livrets">
              <text:list-header>
                <text:p text:style-name="P77"><text:span text:style-name="T63">9,3</text:span><text:span text:style-name="T59"> </text:span><text:span text:style-name="T64">m</text:span><text:span text:style-name="T63">²</text:span></text:p>
              </text:list-header>
            </text:list>
          </table:table-cell>
        </table:table-row>
      </table:table>
      <text:list xml:id="list152114829055471" text:continue-list="list152114865329993" text:style-name="Num_5f_Exo">
        <text:list-header>
          <text:h text:style-name="P58" text:outline-level="1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2" svg:font-family="OpenSymbol"/>
    <style:font-face style:name="Tahoma" svg:font-family="Tahom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quadrillage" draw:style="double" draw:color="#333333" draw:distance="0.283cm" draw:rotation="90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3" draw:dots1-length="63%" draw:dots2="3" draw:distance="32%"/>
    <draw:stroke-dash draw:name="Dashed_20__28_var_29__20_6795" draw:display-name="Dashed (var) 6795" draw:style="rect" draw:dots1="1" draw:dots1-length="0.001cm" draw:dots2="1" draw:dots2-length="0.001cm" draw:distance="0.001cm"/>
    <draw:stroke-dash draw:name="Dashed_20__28_var_29__20_6796" draw:display-name="Dashed (var) 6796" draw:style="rect" draw:dots1="1" draw:dots1-length="0.001cm" draw:dots2="1" draw:dots2-length="0.001cm" draw:distance="0.001cm"/>
    <draw:stroke-dash draw:name="Dashed_20__28_var_29__20_6797" draw:display-name="Dashed (var) 6797" draw:style="rect" draw:dots1="1" draw:dots1-length="0.001cm" draw:dots2="1" draw:dots2-length="0.001cm" draw:distance="0.001cm"/>
    <draw:stroke-dash draw:name="Dashed_20__28_var_29__20_6798" draw:display-name="Dashed (var) 6798" draw:style="rect" draw:dots1="1" draw:dots1-length="0.001cm" draw:dots2="1" draw:dots2-length="0.001cm" draw:distance="0.001cm"/>
    <draw:stroke-dash draw:name="Dashed_20__28_var_29__20_6799" draw:display-name="Dashed (var) 6799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1cm" draw:dots2="1" draw:dots2-length="0.001cm" draw:distance="0.001cm"/>
    <draw:stroke-dash draw:name="Dashed_20__28_var_29__20_6801" draw:display-name="Dashed (var) 6801" draw:style="rect" draw:dots1="1" draw:dots1-length="0.001cm" draw:dots2="1" draw:dots2-length="0.001cm" draw:distance="0.001cm"/>
    <draw:stroke-dash draw:name="Dashed_20__28_var_29__20_6802" draw:display-name="Dashed (var) 6802" draw:style="rect" draw:dots1="1" draw:dots1-length="0.001cm" draw:dots2="1" draw:dots2-length="0.001cm" draw:distance="0.001cm"/>
    <draw:stroke-dash draw:name="Dashed_20__28_var_29__20_6803" draw:display-name="Dashed (var) 6803" draw:style="rect" draw:dots1="1" draw:dots1-length="0.001cm" draw:dots2="1" draw:dots2-length="0.001cm" draw:distance="0.001cm"/>
    <draw:stroke-dash draw:name="Dashed_20__28_var_29__20_6804" draw:display-name="Dashed (var) 6804" draw:style="rect" draw:dots1="1" draw:dots1-length="0.001cm" draw:dots2="1" draw:dots2-length="0.001cm" draw:distance="0.001cm"/>
    <draw:stroke-dash draw:name="Dashed_20__28_var_29__20_6805" draw:display-name="Dashed (var) 6805" draw:style="rect" draw:dots1="1" draw:dots1-length="0.001cm" draw:dots2="1" draw:dots2-length="0.001cm" draw:distance="0.001cm"/>
    <draw:stroke-dash draw:name="Dashed_20__28_var_29__20_6806" draw:display-name="Dashed (var) 6806" draw:style="rect" draw:dots1="1" draw:dots1-length="0.001cm" draw:dots2="1" draw:dots2-length="0.001cm" draw:distance="0.001cm"/>
    <draw:stroke-dash draw:name="Dashed_20__28_var_29__20_6807" draw:display-name="Dashed (var) 6807" draw:style="rect" draw:dots1="1" draw:dots1-length="0.001cm" draw:dots2="1" draw:dots2-length="0.001cm" draw:distance="0.001cm"/>
    <draw:stroke-dash draw:name="Dashed_20__28_var_29__20_6808" draw:display-name="Dashed (var) 6808" draw:style="rect" draw:dots1="1" draw:dots1-length="0.001cm" draw:dots2="1" draw:dots2-length="0.001cm" draw:distance="0.001cm"/>
    <draw:stroke-dash draw:name="Dashed_20__28_var_29__20_6809" draw:display-name="Dashed (var) 6809" draw:style="rect" draw:dots1="1" draw:dots1-length="0.009cm" draw:dots2="1" draw:dots2-length="0.009cm" draw:distance="0.009cm"/>
    <draw:stroke-dash draw:name="Dashed_20__28_var_29__20_6810" draw:display-name="Dashed (var) 6810" draw:style="rect" draw:dots1="1" draw:dots1-length="0.009cm" draw:dots2="1" draw:dots2-length="0.009cm" draw:distance="0.009cm"/>
    <draw:stroke-dash draw:name="Dashed_20__28_var_29__20_6811" draw:display-name="Dashed (var) 6811" draw:style="rect" draw:dots1="1" draw:dots1-length="0.001cm" draw:dots2="1" draw:dots2-length="0.001cm" draw:distance="0.001cm"/>
    <draw:stroke-dash draw:name="Dashed_20__28_var_29__20_6812" draw:display-name="Dashed (var) 6812" draw:style="rect" draw:dots1="1" draw:dots1-length="0.009cm" draw:dots2="1" draw:dots2-length="0.009cm" draw:distance="0.009cm"/>
    <draw:stroke-dash draw:name="Dashed_20__28_var_29__20_6813" draw:display-name="Dashed (var) 6813" draw:style="rect" draw:dots1="1" draw:dots1-length="0.001cm" draw:dots2="1" draw:dots2-length="0.001cm" draw:distance="0.001cm"/>
    <draw:stroke-dash draw:name="Dashed_20__28_var_29__20_6814" draw:display-name="Dashed (var) 6814" draw:style="rect" draw:dots1="1" draw:dots1-length="0.009cm" draw:dots2="1" draw:dots2-length="0.009cm" draw:distance="0.009cm"/>
    <draw:stroke-dash draw:name="Dashed_20__28_var_29__20_6815" draw:display-name="Dashed (var) 6815" draw:style="rect" draw:dots1="1" draw:dots1-length="0.009cm" draw:dots2="1" draw:dots2-length="0.009cm" draw:distance="0.009cm"/>
    <draw:stroke-dash draw:name="Dashed_20__28_var_29__20_6816" draw:display-name="Dashed (var) 6816" draw:style="rect" draw:dots1="1" draw:dots1-length="0.009cm" draw:dots2="1" draw:dots2-length="0.009cm" draw:distance="0.009cm"/>
    <draw:stroke-dash draw:name="Dashed_20__28_var_29__20_6817" draw:display-name="Dashed (var) 6817" draw:style="rect" draw:dots1="1" draw:dots1-length="0.009cm" draw:dots2="1" draw:dots2-length="0.009cm" draw:distance="0.009cm"/>
    <draw:stroke-dash draw:name="Dashed_20__28_var_29__20_6818" draw:display-name="Dashed (var) 6818" draw:style="rect" draw:dots1="1" draw:dots1-length="0.009cm" draw:dots2="1" draw:dots2-length="0.009cm" draw:distance="0.009cm"/>
    <draw:stroke-dash draw:name="Dashed_20__28_var_29__20_6819" draw:display-name="Dashed (var) 6819" draw:style="rect" draw:dots1="1" draw:dots1-length="0.009cm" draw:dots2="1" draw:dots2-length="0.009cm" draw:distance="0.009cm"/>
    <draw:stroke-dash draw:name="Dashed_20__28_var_29__20_6820" draw:display-name="Dashed (var) 6820" draw:style="rect" draw:dots1="1" draw:dots1-length="0.009cm" draw:dots2="1" draw:dots2-length="0.009cm" draw:distance="0.009cm"/>
    <draw:stroke-dash draw:name="Dashed_20__28_var_29__20_6821" draw:display-name="Dashed (var) 6821" draw:style="rect" draw:dots1="1" draw:dots1-length="0.009cm" draw:dots2="1" draw:dots2-length="0.009cm" draw:distance="0.009cm"/>
    <draw:stroke-dash draw:name="Dashed_20__28_var_29__20_6822" draw:display-name="Dashed (var) 6822" draw:style="rect" draw:dots1="1" draw:dots1-length="0.009cm" draw:dots2="1" draw:dots2-length="0.009cm" draw:distance="0.009cm"/>
    <draw:stroke-dash draw:name="Dashed_20__28_var_29__20_6823" draw:display-name="Dashed (var) 6823" draw:style="rect" draw:dots1="1" draw:dots1-length="0.009cm" draw:dots2="1" draw:dots2-length="0.009cm" draw:distance="0.009cm"/>
    <draw:stroke-dash draw:name="Dashed_20__28_var_29__20_6824" draw:display-name="Dashed (var) 6824" draw:style="rect" draw:dots1="1" draw:dots1-length="0.001cm" draw:dots2="1" draw:dots2-length="0.001cm" draw:distance="0.001cm"/>
    <draw:stroke-dash draw:name="Dashed_20__28_var_29__20_6825" draw:display-name="Dashed (var) 6825" draw:style="rect" draw:dots1="1" draw:dots1-length="0.009cm" draw:dots2="1" draw:dots2-length="0.009cm" draw:distance="0.009cm"/>
    <draw:stroke-dash draw:name="Dashed_20__28_var_29__20_6826" draw:display-name="Dashed (var) 6826" draw:style="rect" draw:dots1="1" draw:dots1-length="0.009cm" draw:dots2="1" draw:dots2-length="0.009cm" draw:distance="0.009cm"/>
    <draw:stroke-dash draw:name="Dashed_20__28_var_29__20_6827" draw:display-name="Dashed (var) 6827" draw:style="rect" draw:dots1="3" draw:dots1-length="11%" draw:dots2="3" draw:distance="6%"/>
    <draw:stroke-dash draw:name="Dashed_20__28_var_29__20_6828" draw:display-name="Dashed (var) 6828" draw:style="rect" draw:dots1="3" draw:dots1-length="11%" draw:dots2="3" draw:distance="6%"/>
    <draw:stroke-dash draw:name="Dashed_20__28_var_29__20_6829" draw:display-name="Dashed (var) 6829" draw:style="rect" draw:dots1="1" draw:dots1-length="0.009cm" draw:dots2="1" draw:dots2-length="0.009cm" draw:distance="0.009cm"/>
    <draw:stroke-dash draw:name="Dashed_20__28_var_29__20_6830" draw:display-name="Dashed (var) 6830" draw:style="rect" draw:dots1="1" draw:dots1-length="0.009cm" draw:dots2="1" draw:dots2-length="0.009cm" draw:distance="0.009cm"/>
    <draw:stroke-dash draw:name="Dashed_20__28_var_29__20_6831" draw:display-name="Dashed (var) 6831" draw:style="rect" draw:dots1="1" draw:dots1-length="0.009cm" draw:dots2="1" draw:dots2-length="0.009cm" draw:distance="0.009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63%" draw:distance="63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Enonce_5f_Niv3" style:num-prefix=" " style:num-suffix=" " style:num-format="1" text:start-value="10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Puce_5f_enonce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En-tête">
      <style:text-properties officeooo:paragraph-rsid="0038e5c9"/>
    </style:style>
    <style:style style:name="MP28" style:family="paragraph">
      <loext:graphic-properties draw:fill="solid" draw:fill-color="#1ca2b8"/>
    </style:style>
    <style:style style:name="MP29" style:family="paragraph">
      <style:paragraph-properties fo:text-align="center"/>
    </style:style>
    <style:style style:name="MP30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31" style:family="paragraph" style:parent-style-name="Footer">
      <style:text-properties officeooo:rsid="00178920" officeooo:paragraph-rsid="00178920"/>
    </style:style>
    <style:style style:name="MP3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text-properties officeooo:paragraph-rsid="002aae15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fo:language="zxx" fo:country="none" officeooo:rsid="0054f023" style:language-asian="zxx" style:country-asian="none"/>
    </style:style>
    <style:style style:name="MT7" style:family="text">
      <style:text-properties fo:language="zxx" fo:country="none" officeooo:rsid="005249d3" style:language-asian="zxx" style:country-asian="none"/>
    </style:style>
    <style:style style:name="MT8" style:family="text">
      <style:text-properties fo:text-transform="uppercase" fo:color="#808080" style:font-name="Bitstream Vera Sans" fo:font-size="9pt" officeooo:rsid="004e3ebc" fo:background-color="transparent" loext:char-shading-value="0"/>
    </style:style>
    <style:style style:name="MT9" style:family="text">
      <style:text-properties fo:text-transform="uppercase" fo:color="#808080" style:font-name="Bitstream Vera Sans" fo:font-size="9pt" officeooo:rsid="0063ac4b" fo:background-color="transparent" loext:char-shading-value="0"/>
    </style:style>
    <style:style style:name="MT10" style:family="text">
      <style:text-properties officeooo:rsid="0063ac4b"/>
    </style:style>
    <style:style style:name="MT11" style:family="text">
      <style:text-properties officeooo:rsid="002aae1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4">Chapitre D1 : Proportionnalité</text:p>
      </style:footer>
      <style:footer-left>
        <text:p text:style-name="MP24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5">Proportionnalité : Chapitre D1</text:p>
      </style:footer>
      <style:footer-left>
        <text:p text:style-name="MP26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>
      <style:header>
        <text:p text:style-name="MP27"><draw:path text:anchor-type="paragraph" draw:z-index="8" draw:name="Forme1" draw:style-name="Mgr1" draw:text-style-name="MP28" svg:width="4.329cm" svg:height="2.24cm" svg:x="-1.499cm" svg:y="-1cm" svg:viewBox="0 0 4330 2241" svg:d="M0 2241l3984-288c209-15 363-168 345-342l-170-1611h-4159z"><text:p/></draw:path><draw:frame text:anchor-type="paragraph" draw:z-index="11" draw:name="Forme2" draw:style-name="Mgr2" draw:text-style-name="MP30" svg:width="2.703cm" svg:height="0.715cm" draw:transform="rotate (0.0872664625997165) translate (-0.172861111111111cm 0.218722222222222cm)"><draw:text-box><text:p text:style-name="MP29"><text:span text:style-name="MT5">Série 6</text:span></text:p></draw:text-box></draw:frame><draw:line text:anchor-type="paragraph" draw:z-index="18" draw:name="Forme3" draw:style-name="Mgr3" draw:text-style-name="MP29" svg:x1="7.491cm" svg:y1="0.355cm" svg:x2="20.496cm" svg:y2="0.355cm"><text:p/></draw:line><text:span text:style-name="MT6">H</text:span><text:span text:style-name="MT7">omothéties</text:span></text:p>
      </style:header>
      <style:footer>
        <text:p text:style-name="MP31"><draw:frame draw:style-name="Mfr1" draw:name="Cadre1" text:anchor-type="paragraph" svg:y="-0.06cm" draw:z-index="2"><draw:text-box fo:min-height="0.499cm" fo:min-width="3cm"><draw:frame draw:style-name="Mfr2" draw:name="Cadre2" text:anchor-type="frame" svg:x="0.45cm" svg:y="0.079cm" svg:width="0.817cm" draw:z-index="5"><draw:text-box fo:min-height="0.355cm"><text:p text:style-name="MP32"><draw:g text:anchor-type="paragraph" draw:z-index="14" draw:name="Forme4" draw:style-name="Mgr4"><draw:path draw:style-name="Mgr5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118</text:page-number></text:p></draw:text-box></draw:frame><text:p text:style-name="MP34"><text:span text:style-name="MT8">t</text:span><text:span text:style-name="MT9">riangle</text:span><text:span text:style-name="MT10"> et proportionnalité</text:span> • <text:span text:style-name="MT11">D4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16T15:21:12.172000000</dc:date>
    <meta:editing-duration>PT12H27M53S</meta:editing-duration>
    <meta:editing-cycles>98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2" meta:image-count="0" meta:object-count="6" meta:page-count="4" meta:paragraph-count="134" meta:word-count="644" meta:character-count="3643" meta:non-whitespace-character-count="2672"/>
  </office:meta>
</office:document-meta>
</file>

<file path=Object 1/content.xml><?xml version="1.0" encoding="utf-8"?>
<math xmlns="http://www.w3.org/1998/Math/MathML" display="block">
  <semantics>
    <mfrac>
      <mn>1</mn>
      <mn>7</mn>
    </mfrac>
    <annotation encoding="StarMath 5.0">1 over 7</annotation>
  </semantics>
</math>
</file>

<file path=Object 2/content.xml><?xml version="1.0" encoding="utf-8"?>
<math xmlns="http://www.w3.org/1998/Math/MathML" display="block">
  <semantics>
    <mover accent="true">
      <mtext>A'B'C'</mtext>
      <mo stretchy="true">^</mo>
    </mover>
    <annotation encoding="StarMath 5.0">widehat{"A'B'C'"}</annotation>
  </semantics>
</math>
</file>

<file path=Object 3/content.xml><?xml version="1.0" encoding="utf-8"?>
<math xmlns="http://www.w3.org/1998/Math/MathML" display="block">
  <semantics>
    <mfrac>
      <mn>5</mn>
      <mn>4</mn>
    </mfrac>
    <annotation encoding="StarMath 5.0">5 over 4</annotation>
  </semantics>
</math>
</file>

<file path=Object 4/content.xml><?xml version="1.0" encoding="utf-8"?>
<math xmlns="http://www.w3.org/1998/Math/MathML" display="block">
  <semantics>
    <mover accent="true">
      <mtext>ABC</mtext>
      <mo stretchy="true">^</mo>
    </mover>
    <annotation encoding="StarMath 5.0">widehat{"ABC"}</annotation>
  </semantics>
</math>
</file>

<file path=Object 5/content.xml><?xml version="1.0" encoding="utf-8"?>
<math xmlns="http://www.w3.org/1998/Math/MathML" display="block">
  <semantics>
    <mrow>
      <mfrac>
        <mrow>
          <mi>Aire</mi>
          <mspace width="0.5em"/>
          <mi>EFGH</mi>
        </mrow>
        <mrow>
          <mi>Aire</mi>
          <mspace width="0.5em"/>
          <mi>ABCD</mi>
        </mrow>
      </mfrac>
      <mrow>
        <mspace width="0.5em"/>
        <mo stretchy="false">=</mo>
        <mspace width="0.5em"/>
      </mrow>
      <mfrac>
        <mstyle color="silver">
          <mn>.......</mn>
        </mstyle>
        <mstyle color="silver">
          <mn>.......</mn>
        </mstyle>
      </mfrac>
      <mrow>
        <mspace width="0.5em"/>
        <mo stretchy="false">=</mo>
        <mspace width="0.5em"/>
      </mrow>
      <mstyle color="silver">
        <mn>.......</mn>
      </mstyle>
      <mrow>
        <mspace width="0.5em"/>
        <mo stretchy="false">=</mo>
        <mspace width="0.5em"/>
      </mrow>
      <mtext>(</mtext>
      <mstyle color="silver">
        <mn>.......</mn>
      </mstyle>
      <msup>
        <mtext>)</mtext>
        <mn>2</mn>
      </msup>
    </mrow>
    <annotation encoding="StarMath 5.0">{Aire `EFGH} over {Aire `ABCD}`=`{color silver {.......} } over{color silver {.......} }`=`color silver {.......}`=`"("color silver{.......}")"^2 </annotation>
  </semantics>
</math>
</file>

<file path=Object 6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